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4D60FB4967481DF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ccff" draw:textarea-horizontal-align="justify" draw:textarea-vertical-align="top" draw:auto-grow-height="false" fo:min-height="3.188cm" fo:min-width="10.241cm"/>
    </style:style>
    <style:style style:name="gr2" style:family="graphic" style:parent-style-name="standard">
      <style:graphic-properties draw:fill-color="#99ccff" draw:textarea-horizontal-align="justify" draw:textarea-vertical-align="top" draw:auto-grow-height="false" fo:min-height="4.048cm" fo:min-width="15.069cm"/>
    </style:style>
    <style:style style:name="gr3" style:family="graphic" style:parent-style-name="standard">
      <style:graphic-properties draw:fill-color="#cfe7f5" draw:textarea-horizontal-align="justify" draw:textarea-vertical-align="middle" draw:auto-grow-height="false" fo:min-height="0.475cm" fo:min-width="3.39cm"/>
    </style:style>
    <style:style style:name="gr4" style:family="graphic" style:parent-style-name="standard">
      <style:graphic-properties draw:fill-color="#ffcccc" draw:textarea-horizontal-align="justify" draw:textarea-vertical-align="middle" draw:auto-grow-height="false" fo:min-height="0.543cm" fo:min-width="4.262cm"/>
    </style:style>
    <style:style style:name="gr5" style:family="graphic" style:parent-style-name="objectwithoutfill">
      <style:graphic-properties draw:marker-end="Arrow" draw:marker-end-width="0.203cm" draw:fill="none" draw:textarea-vertical-align="middle"/>
    </style:style>
    <style:style style:name="gr6" style:family="graphic" style:parent-style-name="standard">
      <style:graphic-properties draw:fill-color="#99ccff" draw:textarea-horizontal-align="justify" draw:textarea-vertical-align="top" draw:auto-grow-height="false" fo:min-height="2.042cm" fo:min-width="9.889cm"/>
    </style:style>
    <style:style style:name="gr7" style:family="graphic" style:parent-style-name="standard">
      <style:graphic-properties draw:stroke="none" svg:stroke-color="#000000" draw:fill="none" draw:fill-color="#ffffff" fo:min-height="0.475cm"/>
    </style:style>
    <style:style style:name="gr8" style:family="graphic" style:parent-style-name="standard">
      <style:graphic-properties draw:fill-color="#cfe7f5" draw:textarea-horizontal-align="justify" draw:textarea-vertical-align="middle" draw:auto-grow-height="false" fo:min-height="0.475cm" fo:min-width="3.708cm"/>
    </style:style>
    <style:style style:name="gr9" style:family="graphic" style:parent-style-name="standard">
      <style:graphic-properties draw:fill-color="#ffcccc" draw:textarea-horizontal-align="justify" draw:textarea-vertical-align="middle" draw:auto-grow-height="false" fo:min-height="0.543cm" fo:min-width="2.992cm"/>
    </style:style>
    <style:style style:name="gr10" style:family="graphic" style:parent-style-name="standard">
      <style:graphic-properties draw:fill-color="#ffcccc" draw:textarea-horizontal-align="justify" draw:textarea-vertical-align="middle" draw:auto-grow-height="false" fo:min-height="0.543cm" fo:min-width="2.993cm"/>
    </style:style>
    <style:style style:name="gr11" style:family="graphic" style:parent-style-name="standard">
      <style:graphic-properties draw:fill-color="#99ccff" draw:textarea-horizontal-align="justify" draw:textarea-vertical-align="top" draw:auto-grow-height="false" fo:min-height="6.198cm" fo:min-width="16.584cm"/>
    </style:style>
    <style:style style:name="gr12" style:family="graphic" style:parent-style-name="standard">
      <style:graphic-properties draw:fill-color="#cfe7f5" draw:textarea-horizontal-align="justify" draw:textarea-vertical-align="middle" draw:auto-grow-height="false" fo:min-height="0.775cm" fo:min-width="2.564cm"/>
    </style:style>
    <style:style style:name="gr13" style:family="graphic" style:parent-style-name="standard">
      <style:graphic-properties draw:fill-color="#cfe7f5" draw:textarea-horizontal-align="justify" draw:textarea-vertical-align="middle" draw:auto-grow-height="false" fo:min-height="0.475cm" fo:min-width="1.962cm"/>
    </style:style>
    <style:style style:name="gr14" style:family="graphic" style:parent-style-name="standard">
      <style:graphic-properties draw:fill-color="#ccffcc" draw:textarea-horizontal-align="justify" draw:textarea-vertical-align="middle" draw:auto-grow-height="false" fo:min-height="0.648cm" fo:min-width="2.643cm"/>
    </style:style>
    <style:style style:name="gr15" style:family="graphic" style:parent-style-name="standard">
      <style:graphic-properties draw:fill-color="#cfe7f5" draw:textarea-horizontal-align="justify" draw:textarea-vertical-align="middle" draw:auto-grow-height="false" fo:min-height="0.773cm" fo:min-width="2.406cm"/>
    </style:style>
    <style:style style:name="gr16" style:family="graphic" style:parent-style-name="standard">
      <style:graphic-properties draw:fill-color="#ffcccc" draw:textarea-horizontal-align="justify" draw:textarea-vertical-align="middle" draw:auto-grow-height="false" fo:min-height="0.543cm" fo:min-width="5.532cm"/>
    </style:style>
    <style:style style:name="gr17" style:family="graphic" style:parent-style-name="standard">
      <style:graphic-properties draw:fill-color="#ccffcc" draw:textarea-horizontal-align="justify" draw:textarea-vertical-align="middle" draw:auto-grow-height="false" fo:min-height="0.648cm" fo:min-width="3.991cm"/>
    </style:style>
    <style:style style:name="gr18" style:family="graphic" style:parent-style-name="standard">
      <style:graphic-properties draw:fill-color="#ccffcc" draw:textarea-horizontal-align="justify" draw:textarea-vertical-align="middle" draw:auto-grow-height="false" fo:min-height="0.312cm" fo:min-width="2.083cm"/>
    </style:style>
    <style:style style:name="gr19" style:family="graphic" style:parent-style-name="standard">
      <style:graphic-properties draw:fill-color="#99ccff" draw:textarea-horizontal-align="justify" draw:textarea-vertical-align="top" draw:auto-grow-height="false" fo:min-height="2.776cm" fo:min-width="11.239cm"/>
    </style:style>
    <style:style style:name="gr20" style:family="graphic" style:parent-style-name="standard">
      <style:graphic-properties draw:fill-color="#99ccff" draw:textarea-horizontal-align="justify" draw:textarea-vertical-align="top" draw:auto-grow-height="false" fo:min-height="4.765cm" fo:min-width="9.753cm"/>
    </style:style>
    <style:style style:name="gr21" style:family="graphic" style:parent-style-name="standard">
      <style:graphic-properties draw:fill-color="#99ccff" draw:textarea-horizontal-align="justify" draw:textarea-vertical-align="top" draw:auto-grow-height="false" fo:min-height="1.867cm" fo:min-width="7.845cm"/>
    </style:style>
    <style:style style:name="gr22" style:family="graphic" style:parent-style-name="standard">
      <style:graphic-properties draw:fill-color="#99ccff" draw:textarea-horizontal-align="justify" draw:textarea-vertical-align="top" draw:auto-grow-height="false" fo:min-height="4.621cm" fo:min-width="12.944cm"/>
    </style:style>
    <style:style style:name="gr23" style:family="graphic" style:parent-style-name="standard">
      <style:graphic-properties draw:fill="solid" draw:fill-color="#ff99ff" draw:textarea-horizontal-align="justify" draw:textarea-vertical-align="middle" draw:auto-grow-height="false" fo:min-height="0.475cm" fo:min-width="2.279cm"/>
    </style:style>
    <style:style style:name="gr24" style:family="graphic" style:parent-style-name="standard">
      <style:graphic-properties draw:fill-color="#cfe7f5" draw:textarea-horizontal-align="justify" draw:textarea-vertical-align="middle" draw:auto-grow-height="false" fo:min-height="0.92cm" fo:min-width="2.865cm"/>
    </style:style>
    <style:style style:name="gr25" style:family="graphic" style:parent-style-name="standard">
      <style:graphic-properties draw:stroke="none" svg:stroke-color="#000000" draw:fill="none" draw:fill-color="#ffffff" fo:min-height="0.637cm"/>
    </style:style>
    <style:style style:name="gr26" style:family="graphic" style:parent-style-name="standard">
      <style:graphic-properties draw:fill-color="#cfe7f5" draw:textarea-horizontal-align="justify" draw:textarea-vertical-align="middle" draw:auto-grow-height="false" fo:min-height="0.777cm" fo:min-width="3.152cm"/>
    </style:style>
    <style:style style:name="gr27" style:family="graphic" style:parent-style-name="standard">
      <style:graphic-properties draw:fill-color="#99ccff" draw:textarea-horizontal-align="justify" draw:textarea-vertical-align="middle" draw:auto-grow-height="false" fo:min-height="0.922cm" fo:min-width="3.453cm"/>
    </style:style>
    <style:style style:name="gr28" style:family="graphic" style:parent-style-name="standard">
      <style:graphic-properties draw:fill-color="#99ccff" draw:textarea-horizontal-align="justify" draw:textarea-vertical-align="top" draw:auto-grow-height="false" fo:min-height="2.187cm" fo:min-width="11.303cm"/>
    </style:style>
    <style:style style:name="gr29" style:family="graphic" style:parent-style-name="standard">
      <style:graphic-properties draw:fill-color="#99ccff" draw:textarea-horizontal-align="justify" draw:textarea-vertical-align="top" draw:auto-grow-height="false" fo:min-height="4.765cm" fo:min-width="10.071cm"/>
    </style:style>
    <style:style style:name="gr30" style:family="graphic" style:parent-style-name="standard">
      <style:graphic-properties draw:fill-color="#99ccff" draw:textarea-horizontal-align="justify" draw:textarea-vertical-align="top" draw:auto-grow-height="false" fo:min-height="3.333cm" fo:min-width="15.624cm"/>
    </style:style>
    <style:style style:name="gr31" style:family="graphic" style:parent-style-name="standard">
      <style:graphic-properties draw:fill-color="#cfe7f5" draw:textarea-horizontal-align="justify" draw:textarea-vertical-align="middle" draw:auto-grow-height="false" fo:min-height="0.475cm" fo:min-width="3.707cm"/>
    </style:style>
    <style:style style:name="gr32" style:family="graphic" style:parent-style-name="standard">
      <style:graphic-properties draw:fill-color="#99ccff" draw:textarea-horizontal-align="justify" draw:textarea-vertical-align="top" draw:auto-grow-height="false" fo:min-height="4.049cm" fo:min-width="16.816cm"/>
    </style:style>
    <style:style style:name="gr33" style:family="graphic" style:parent-style-name="standard">
      <style:graphic-properties draw:fill-color="#ccffcc" draw:textarea-horizontal-align="justify" draw:textarea-vertical-align="middle" draw:auto-grow-height="false" fo:min-height="0.648cm" fo:min-width="2.194cm"/>
    </style:style>
    <style:style style:name="gr34" style:family="graphic" style:parent-style-name="standard">
      <style:graphic-properties draw:fill-color="#99ccff" draw:textarea-horizontal-align="justify" draw:textarea-vertical-align="top" draw:auto-grow-height="false" fo:min-height="2.615cm" fo:min-width="5.064cm"/>
    </style:style>
    <style:style style:name="gr35" style:family="graphic" style:parent-style-name="standard">
      <style:graphic-properties draw:fill-color="#99ccff" draw:textarea-horizontal-align="justify" draw:textarea-vertical-align="top" draw:auto-grow-height="false" fo:min-height="10.494cm" fo:min-width="10.327cm"/>
    </style:style>
    <style:style style:name="gr36" style:family="graphic" style:parent-style-name="standard">
      <style:graphic-properties draw:fill-color="#99ccff" draw:textarea-horizontal-align="justify" draw:textarea-vertical-align="top" draw:auto-grow-height="false" fo:min-height="1.9cm" fo:min-width="9.333cm"/>
    </style:style>
    <style:style style:name="gr37" style:family="graphic" style:parent-style-name="standard">
      <style:graphic-properties draw:fill-color="#99ccff" draw:textarea-horizontal-align="justify" draw:textarea-vertical-align="top" draw:auto-grow-height="false" fo:min-height="1.9cm" fo:min-width="4.253cm"/>
    </style:style>
    <style:style style:name="gr38" style:family="graphic" style:parent-style-name="standard">
      <style:graphic-properties draw:fill-color="#99ccff" draw:textarea-horizontal-align="justify" draw:textarea-vertical-align="top" draw:auto-grow-height="false" fo:min-height="3.905cm" fo:min-width="13.657cm"/>
    </style:style>
    <style:style style:name="gr39" style:family="graphic" style:parent-style-name="standard">
      <style:graphic-properties draw:fill-color="#99ccff" draw:textarea-horizontal-align="justify" draw:textarea-vertical-align="top" draw:auto-grow-height="false" fo:min-height="5.224cm" fo:min-width="11.608cm"/>
    </style:style>
    <style:style style:name="gr40" style:family="graphic" style:parent-style-name="standard">
      <style:graphic-properties draw:fill-color="#99ccff" draw:textarea-horizontal-align="justify" draw:textarea-vertical-align="top" draw:auto-grow-height="false" fo:min-height="1.899cm" fo:min-width="8.793cm"/>
    </style:style>
    <style:style style:name="gr41" style:family="graphic" style:parent-style-name="standard">
      <style:graphic-properties draw:fill-color="#cfe7f5" draw:textarea-horizontal-align="justify" draw:textarea-vertical-align="middle" draw:auto-grow-height="false" fo:min-height="0.475cm" fo:min-width="3.867cm"/>
    </style:style>
    <style:style style:name="gr42" style:family="graphic" style:parent-style-name="standard">
      <style:graphic-properties draw:fill-color="#99ccff" draw:textarea-horizontal-align="justify" draw:textarea-vertical-align="top" draw:auto-grow-height="false" fo:min-height="2.11cm" fo:min-width="4.751cm"/>
    </style:style>
    <style:style style:name="P1" style:family="paragraph">
      <style:paragraph-properties fo:text-align="end"/>
    </style:style>
    <style:style style:name="P2" style:family="paragraph">
      <loext:graphic-properties draw:fill-color="#99ccff"/>
      <style:paragraph-properties fo:text-align="center"/>
      <style:text-properties fo:font-size="10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-color="#cfe7f5"/>
      <style:paragraph-properties fo:text-align="center"/>
      <style:text-properties fo:font-size="10pt" style:font-size-asian="18pt" style:font-size-complex="18pt"/>
    </style:style>
    <style:style style:name="P5" style:family="paragraph">
      <loext:graphic-properties draw:fill-color="#ffcccc"/>
      <style:paragraph-properties fo:text-align="center"/>
      <style:text-properties style:font-name="Arial" fo:font-size="1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-color="#99ccff"/>
      <style:paragraph-properties fo:text-align="start" style:writing-mode="lr-tb"/>
      <style:text-properties fo:font-size="10pt" style:font-size-asian="18pt" style:font-size-complex="18p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 draw:fill-color="#ffffff"/>
      <style:paragraph-properties fo:text-align="center" style:writing-mode="lr-tb"/>
    </style:style>
    <style:style style:name="P11" style:family="paragraph">
      <style:paragraph-properties fo:text-align="end" style:writing-mode="lr-tb"/>
    </style:style>
    <style:style style:name="P12" style:family="paragraph">
      <loext:graphic-properties draw:fill-color="#99ccff"/>
      <style:paragraph-properties fo:text-align="end" style:writing-mode="lr-tb"/>
      <style:text-properties fo:font-size="10pt" style:font-size-asian="18pt" style:font-size-complex="18pt"/>
    </style:style>
    <style:style style:name="P13" style:family="paragraph">
      <loext:graphic-properties draw:fill-color="#ccffcc"/>
      <style:paragraph-properties fo:text-align="center"/>
      <style:text-properties style:font-name="Arial" fo:font-size="10pt" style:font-size-asian="18pt" style:font-size-complex="18pt"/>
    </style:style>
    <style:style style:name="P14" style:family="paragraph">
      <loext:graphic-properties draw:fill-color="#ccffcc"/>
      <style:paragraph-properties fo:text-align="center"/>
      <style:text-properties style:font-name="Arial" fo:font-size="10pt" style:text-underline-style="none" style:font-size-asian="18pt" style:font-size-complex="18pt"/>
    </style:style>
    <style:style style:name="P15" style:family="paragraph">
      <loext:graphic-properties draw:fill-color="#99ccff"/>
      <style:paragraph-properties fo:text-align="end"/>
      <style:text-properties fo:font-size="10pt" style:font-size-asian="18pt" style:font-size-complex="18pt"/>
    </style:style>
    <style:style style:name="P16" style:family="paragraph">
      <loext:graphic-properties draw:fill="solid" draw:fill-color="#ff99ff"/>
      <style:paragraph-properties fo:text-align="center"/>
      <style:text-properties fo:font-size="10pt" style:font-size-asian="18pt" style:font-size-complex="18pt"/>
    </style:style>
    <style:style style:name="P17" style:family="paragraph">
      <loext:graphic-properties draw:fill="none" draw:fill-color="#ffffff"/>
      <style:text-properties fo:font-size="8pt" style:font-size-asian="18pt" style:font-size-complex="18pt"/>
    </style:style>
    <style:style style:name="P18" style:family="paragraph">
      <loext:graphic-properties draw:fill-color="#99ccff"/>
      <style:paragraph-properties fo:text-align="center" style:writing-mode="lr-tb"/>
      <style:text-properties fo:font-size="10pt" style:font-size-asian="18pt" style:font-size-complex="18pt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style:font-name="Arial" fo:font-size="10pt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style:font-name="Arial" fo:font-size="10pt" style:font-size-asian="18pt" style:font-size-complex="18pt"/>
    </style:style>
    <style:style style:name="T5" style:family="text">
      <style:text-properties style:font-name="Arial" fo:font-size="10pt" style:text-underline-style="none" style:font-size-asian="18pt" style:font-size-complex="18pt"/>
    </style:style>
    <style:style style:name="T6" style:family="text">
      <style:text-properties fo:font-size="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7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Initialize WtPLSQL" draw:style-name="dp1" draw:master-page-name="Default">
        <draw:custom-shape draw:style-name="gr1" draw:text-style-name="P2" draw:layer="layout" svg:width="11.113cm" svg:height="3.81cm" svg:x="8.937cm" svg:y="8.937cm">
          <text:p text:style-name="P1"><text:span text:style-name="T1">Core Data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6.033cm" svg:height="4.762cm" svg:x="1.635cm" svg:y="3.54cm">
          <text:p text:style-name="P3"><text:span text:style-name="T1">WTPLSQL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6" draw:id="id6" draw:layer="layout" svg:width="3.968cm" svg:height="0.803cm" draw:transform="skewX (-0.00628318530717958) rotate (-0.00628318530718033) translate (2.111cm 4.299cm)">
          <text:p text:style-name="P3"><text:span text:style-name="T1">test_a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7" draw:id="id7" draw:layer="layout" svg:width="4.762cm" svg:height="0.793cm" svg:x="14.97cm" svg:y="10.05cm">
          <text:p text:style-name="P3"><text:span text:style-name="T2">g_run_rec structure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6.476cm" svg:y1="6.71cm" svg:x2="9.572cm" svg:y2="10.817cm" draw:start-shape="id1" draw:start-glue-point="2" draw:end-shape="id2" svg:d="M6476 6710l3096 4107" svg:viewBox="0 0 3097 4108">
          <text:p/>
        </draw:connector>
        <draw:custom-shape draw:style-name="gr3" draw:text-style-name="P4" xml:id="id2" draw:id="id2" draw:layer="layout" svg:width="3.968cm" svg:height="0.803cm" draw:transform="skewX (-0.00628318530717958) rotate (-0.00628318530718033) translate (9.572cm 10.416cm)">
          <text:p text:style-name="P3"><text:span text:style-name="T1">Init1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10.637cm" svg:height="2.54cm" svg:x="9.095cm" svg:y="13.382cm">
          <text:p text:style-name="P7"><text:span text:style-name="T1">WT_ASSE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13.382cm" svg:y1="15.123cm" svg:x2="15.127cm" svg:y2="15.206cm" draw:start-shape="id3" draw:start-glue-point="1" draw:end-shape="id4" draw:end-glue-point="3" svg:d="M13382 15123l1745 83" svg:viewBox="0 0 1746 84">
          <text:p/>
        </draw:connector>
        <draw:custom-shape draw:style-name="gr4" draw:text-style-name="P5" xml:id="id5" draw:id="id5" draw:layer="layout" svg:width="4.762cm" svg:height="0.793cm" svg:x="14.97cm" svg:y="11.636cm">
          <text:p text:style-name="P3"><text:span text:style-name="T2">g_results_nt array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13.54cm" svg:y1="10.842cm" svg:x2="14.97cm" svg:y2="12.032cm" draw:start-shape="id2" draw:start-glue-point="1" draw:end-shape="id5" draw:end-glue-point="3" svg:d="M13540 10842l1430 1190" svg:viewBox="0 0 1431 1191">
          <text:p/>
        </draw:connector>
        <draw:custom-shape draw:style-name="gr3" draw:text-style-name="P4" xml:id="id1" draw:id="id1" draw:layer="layout" svg:width="3.968cm" svg:height="0.803cm" draw:transform="skewX (-0.00628318530717958) rotate (-0.00628318530718033) translate (4.492cm 5.895cm)">
          <text:p text:style-name="P3"><text:span text:style-name="T1">test_run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4.095cm" svg:y1="5.114cm" svg:x2="6.476cm" svg:y2="5.907cm" draw:start-shape="id6" draw:start-glue-point="2" draw:end-shape="id1" draw:end-glue-point="0" svg:d="M4095 5114l2381 793" svg:viewBox="0 0 2382 794">
          <text:p/>
        </draw:connector>
        <draw:connector draw:style-name="gr5" draw:text-style-name="P6" draw:layer="layout" draw:type="line" svg:x1="13.54cm" svg:y1="10.842cm" svg:x2="14.97cm" svg:y2="10.446cm" draw:start-shape="id2" draw:start-glue-point="1" draw:end-shape="id7" draw:end-glue-point="3" svg:d="M13540 10842l1430-396" svg:viewBox="0 0 1431 397">
          <text:p/>
        </draw:connector>
        <draw:frame draw:style-name="gr7" draw:text-style-name="P10" draw:layer="layout" svg:width="7.62cm" svg:height="0.725cm" svg:x="1.635cm" svg:y="2.59cm">
          <draw:text-box>
            <text:p text:style-name="P9"><text:span text:style-name="T3"><loext:page-name>&lt;page-name&gt;</loext:page-name></text:span></text:p>
          </draw:text-box>
        </draw:frame>
        <draw:connector draw:style-name="gr5" draw:text-style-name="P6" draw:layer="layout" draw:type="line" svg:x1="8.46cm" svg:y1="6.321cm" svg:x2="10.366cm" svg:y2="6.286cm" draw:start-shape="id1" draw:end-shape="id8" svg:d="M8460 6321l1906-35" svg:viewBox="0 0 1907 36">
          <text:p/>
        </draw:connector>
        <draw:connector draw:style-name="gr5" draw:text-style-name="P6" draw:layer="layout" draw:type="line" svg:x1="13.382cm" svg:y1="15.123cm" svg:x2="15.128cm" svg:y2="14.413cm" draw:start-shape="id3" draw:start-glue-point="1" draw:end-shape="id9" draw:end-glue-point="3" svg:d="M13382 15123l1746-710" svg:viewBox="0 0 1747 711">
          <text:p/>
        </draw:connector>
        <draw:connector draw:style-name="gr5" draw:text-style-name="P6" draw:layer="layout" draw:type="line" svg:x1="6.476cm" svg:y1="6.71cm" svg:x2="9.414cm" svg:y2="15.098cm" draw:start-shape="id1" draw:start-glue-point="2" draw:end-shape="id3" draw:end-glue-point="3" svg:d="M6476 6710l2938 8388" svg:viewBox="0 0 2939 8389">
          <text:p/>
        </draw:connector>
        <draw:custom-shape draw:style-name="gr3" draw:text-style-name="P4" xml:id="id3" draw:id="id3" draw:layer="layout" svg:width="3.968cm" svg:height="0.803cm" draw:transform="skewX (-0.00628318530717958) rotate (-0.00628318530718033) translate (9.414cm 14.697cm)">
          <draw:glue-point draw:id="4" svg:x="-2.2cm" svg:y="-5cm"/>
          <text:p text:style-name="P3"><text:span text:style-name="T1">reset_globals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11" draw:id="id11" draw:layer="layout" svg:width="4.762cm" svg:height="0.793cm" svg:x="14.97cm" svg:y="10.843cm">
          <text:p text:style-name="P3"><text:span text:style-name="T2">g_tcases_aa arra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0" draw:id="id10" draw:layer="layout" svg:width="3.968cm" svg:height="0.803cm" draw:transform="skewX (-0.00628318530717958) rotate (-0.00628318530718033) translate (9.414cm 11.636cm)">
          <text:p text:style-name="P3"><text:span text:style-name="T1">Init2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6.476cm" svg:y1="6.71cm" svg:x2="9.414cm" svg:y2="12.037cm" draw:start-shape="id1" draw:start-glue-point="2" draw:end-shape="id10" draw:end-glue-point="3" svg:d="M6476 6710l2938 5327" svg:viewBox="0 0 2939 5328">
          <text:p/>
        </draw:connector>
        <draw:connector draw:style-name="gr5" draw:text-style-name="P6" draw:layer="layout" draw:type="line" svg:x1="13.54cm" svg:y1="10.842cm" svg:x2="14.97cm" svg:y2="11.239cm" draw:start-shape="id2" draw:start-glue-point="1" draw:end-shape="id11" draw:end-glue-point="3" svg:d="M13540 10842l1430 397" svg:viewBox="0 0 1431 398">
          <text:p/>
        </draw:connector>
        <draw:connector draw:style-name="gr5" draw:text-style-name="P6" draw:layer="layout" draw:type="line" svg:x1="12.509cm" svg:y1="6.701cm" svg:x2="14.97cm" svg:y2="10.446cm" draw:start-shape="id8" draw:start-glue-point="2" draw:end-shape="id7" draw:end-glue-point="3" svg:d="M12509 6701l2461 3745" svg:viewBox="0 0 2462 3746">
          <text:p/>
        </draw:connector>
        <draw:connector draw:style-name="gr5" draw:text-style-name="P6" draw:layer="layout" draw:type="line" svg:x1="13.382cm" svg:y1="12.062cm" svg:x2="14.97cm" svg:y2="12.032cm" draw:start-shape="id10" draw:start-glue-point="1" draw:end-shape="id5" draw:end-glue-point="3" svg:d="M13382 12062l1588-30" svg:viewBox="0 0 1589 31">
          <text:p/>
        </draw:connector>
        <draw:custom-shape draw:style-name="gr8" draw:text-style-name="P4" xml:id="id8" draw:id="id8" draw:layer="layout" svg:width="4.286cm" svg:height="0.803cm" draw:transform="skewX (-0.00628318530717958) rotate (-0.00628318530718033) translate (10.366cm 5.885cm)">
          <text:p text:style-name="P3"><text:span text:style-name="T1">check_runner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xml:id="id9" draw:id="id9" draw:layer="layout" svg:width="3.492cm" svg:height="0.793cm" svg:x="15.128cm" svg:y="14.017cm">
          <text:p text:style-name="P3"><text:span text:style-name="T2">g_testcase variable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xml:id="id4" draw:id="id4" draw:layer="layout" svg:width="3.493cm" svg:height="0.793cm" svg:x="15.127cm" svg:y="14.81cm">
          <text:p text:style-name="P3"><text:span text:style-name="T2">g_rec structure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7.78cm" svg:height="7.144cm" svg:x="1.635cm" svg:y="16.557cm">
          <text:p text:style-name="P11"><text:span text:style-name="T1">HOOK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5.284cm" svg:y1="19.046cm" svg:x2="10.842cm" svg:y2="17.43cm" draw:start-shape="id12" draw:start-glue-point="1" draw:end-shape="id13" draw:end-glue-point="3" svg:d="M5284 19046l5558-1616" svg:viewBox="0 0 5559 1617">
          <text:p/>
        </draw:connector>
        <draw:custom-shape draw:style-name="gr12" draw:text-style-name="P4" xml:id="id12" draw:id="id12" draw:layer="layout" svg:width="3.174cm" svg:height="1.135cm" draw:transform="skewX (-0.00610865238198015) rotate (-0.00628318530718033) translate (2.111cm 18.459cm)">
          <draw:glue-point draw:id="4" svg:x="-2.2cm" svg:y="-5cm"/>
          <text:p text:style-name="P3"><text:span text:style-name="T1">before_test_all</text:span></text:p>
          <text:p text:style-name="P3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xml:id="id13" draw:id="id13" draw:layer="layout" svg:width="3.493cm" svg:height="0.793cm" svg:x="10.842cm" svg:y="17.034cm">
          <text:p text:style-name="P3"><text:span text:style-name="T2">g_run_aa array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4.095cm" svg:y1="5.114cm" svg:x2="3.698cm" svg:y2="18.469cm" draw:start-shape="id6" draw:end-shape="id12" draw:end-glue-point="0" svg:d="M4095 5114l-397 13355" svg:viewBox="0 0 398 13356">
          <text:p/>
        </draw:connector>
        <draw:custom-shape draw:style-name="gr13" draw:text-style-name="P4" xml:id="id14" draw:id="id14" draw:layer="layout" svg:width="2.54cm" svg:height="0.803cm" draw:transform="skewX (-0.00628318530717958) rotate (-0.00628318530718033) translate (4.81cm 21.002cm)">
          <draw:glue-point draw:id="4" svg:x="-2.2cm" svg:y="-5cm"/>
          <text:p text:style-name="P3"><text:span text:style-name="T1">Init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6.08cm" svg:y1="21.01cm" svg:x2="10.842cm" svg:y2="17.43cm" draw:start-shape="id14" draw:start-glue-point="0" draw:end-shape="id13" svg:d="M6080 21010l4762-3580" svg:viewBox="0 0 4763 3581">
          <text:p/>
        </draw:connector>
        <draw:custom-shape draw:style-name="gr14" draw:text-style-name="P13" xml:id="id15" draw:id="id15" draw:layer="layout" svg:width="4.445cm" svg:height="1.27cm" svg:x="8.144cm" svg:y="23.066cm">
          <text:p text:style-name="P3"><text:span text:style-name="T4">HOOK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line" svg:x1="6.08cm" svg:y1="21.813cm" svg:x2="8.795cm" svg:y2="23.252cm" draw:start-shape="id14" draw:start-glue-point="2" draw:end-shape="id15" draw:end-glue-point="5" svg:d="M6080 21813l2715 1439" svg:viewBox="0 0 2716 1440">
          <text:p/>
        </draw:connector>
        <draw:custom-shape draw:style-name="gr15" draw:text-style-name="P4" xml:id="id16" draw:id="id16" draw:layer="layout" svg:width="3.016cm" svg:height="1.133cm" draw:transform="skewX (-0.00610865238198016) rotate (-0.00628318530718033) translate (4.016cm 16.875cm)">
          <draw:glue-point draw:id="4" svg:x="-2.2cm" svg:y="-5cm"/>
          <text:p text:style-name="P3"><text:span text:style-name="T1">before_test_run</text:span></text:p>
          <text:p text:style-name="P3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6.476cm" svg:y1="6.71cm" svg:x2="5.524cm" svg:y2="16.884cm" draw:start-shape="id1" draw:start-glue-point="2" draw:end-shape="id16" draw:end-glue-point="0" svg:d="M6476 6710l-952 10174" svg:viewBox="0 0 953 10175">
          <text:p/>
        </draw:connector>
        <draw:connector draw:style-name="gr5" draw:text-style-name="P6" draw:layer="layout" draw:type="line" svg:x1="7.031cm" svg:y1="17.46cm" svg:x2="10.842cm" svg:y2="17.43cm" draw:start-shape="id16" draw:end-shape="id13" draw:end-glue-point="3" svg:d="M7031 17460l3811-30" svg:viewBox="0 0 3812 31">
          <text:p/>
        </draw:connector>
        <draw:custom-shape draw:style-name="gr16" draw:text-style-name="P5" xml:id="id17" draw:id="id17" draw:layer="layout" svg:width="6.032cm" svg:height="0.793cm" svg:x="12.589cm" svg:y="18.145cm">
          <text:p text:style-name="P3"><text:span text:style-name="T2">before_test_all_active variable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xml:id="id18" draw:id="id18" draw:layer="layout" svg:width="6.032cm" svg:height="0.793cm" svg:x="12.589cm" svg:y="18.939cm">
          <text:p text:style-name="P3"><text:span text:style-name="T2">before_test_run_active variable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xml:id="id19" draw:id="id19" draw:layer="layout" svg:width="6.032cm" svg:height="0.793cm" svg:x="12.589cm" svg:y="19.733cm">
          <text:p text:style-name="P3"><text:span text:style-name="T2">execute_test_runner_active variable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xml:id="id20" draw:id="id20" draw:layer="layout" svg:width="6.032cm" svg:height="0.793cm" svg:x="12.589cm" svg:y="20.526cm">
          <text:p text:style-name="P3"><text:span text:style-name="T2">after_assertion_active variable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xml:id="id21" draw:id="id21" draw:layer="layout" svg:width="6.032cm" svg:height="0.793cm" svg:x="12.589cm" svg:y="21.32cm">
          <text:p text:style-name="P3"><text:span text:style-name="T2">after_test_run_active variable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xml:id="id22" draw:id="id22" draw:layer="layout" svg:width="6.032cm" svg:height="0.793cm" svg:x="12.589cm" svg:y="22.113cm">
          <text:p text:style-name="P3"><text:span text:style-name="T2">after_test_all_active variable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7.35cm" svg:y1="21.419cm" svg:x2="12.589cm" svg:y2="18.541cm" draw:start-shape="id14" draw:start-glue-point="1" draw:end-shape="id17" draw:end-glue-point="3" svg:d="M7350 21419l5239-2878" svg:viewBox="0 0 5240 2879">
          <text:p/>
        </draw:connector>
        <draw:connector draw:style-name="gr5" draw:text-style-name="P6" draw:layer="layout" draw:type="line" svg:x1="7.35cm" svg:y1="21.419cm" svg:x2="12.589cm" svg:y2="19.335cm" draw:start-shape="id14" draw:start-glue-point="1" draw:end-shape="id18" svg:d="M7350 21419l5239-2084" svg:viewBox="0 0 5240 2085">
          <text:p/>
        </draw:connector>
        <draw:connector draw:style-name="gr5" draw:text-style-name="P6" draw:layer="layout" draw:type="line" svg:x1="7.35cm" svg:y1="21.419cm" svg:x2="12.589cm" svg:y2="20.129cm" draw:start-shape="id14" draw:start-glue-point="1" draw:end-shape="id19" draw:end-glue-point="3" svg:d="M7350 21419l5239-1290" svg:viewBox="0 0 5240 1291">
          <text:p/>
        </draw:connector>
        <draw:connector draw:style-name="gr5" draw:text-style-name="P6" draw:layer="layout" draw:type="line" svg:x1="7.35cm" svg:y1="21.419cm" svg:x2="12.589cm" svg:y2="20.922cm" draw:start-shape="id14" draw:start-glue-point="1" draw:end-shape="id20" draw:end-glue-point="3" svg:d="M7350 21419l5239-497" svg:viewBox="0 0 5240 498">
          <text:p/>
        </draw:connector>
        <draw:connector draw:style-name="gr5" draw:text-style-name="P6" draw:layer="layout" draw:type="line" svg:x1="7.35cm" svg:y1="21.419cm" svg:x2="12.589cm" svg:y2="21.716cm" draw:start-shape="id14" draw:start-glue-point="1" draw:end-shape="id21" draw:end-glue-point="3" svg:d="M7350 21419l5239 297" svg:viewBox="0 0 5240 298">
          <text:p/>
        </draw:connector>
        <draw:connector draw:style-name="gr5" draw:text-style-name="P6" draw:layer="layout" draw:type="line" svg:x1="7.35cm" svg:y1="21.419cm" svg:x2="12.589cm" svg:y2="22.509cm" draw:start-shape="id14" draw:start-glue-point="1" draw:end-shape="id22" draw:end-glue-point="3" svg:d="M7350 21419l5239 1090" svg:viewBox="0 0 5240 1091">
          <text:p/>
        </draw:connector>
        <draw:connector draw:style-name="gr5" draw:text-style-name="P6" draw:layer="layout" draw:type="line" svg:x1="7.031cm" svg:y1="17.46cm" svg:x2="12.589cm" svg:y2="19.335cm" draw:start-shape="id16" draw:start-glue-point="1" draw:end-shape="id18" draw:end-glue-point="3" svg:d="M7031 17460l5558 1875" svg:viewBox="0 0 5559 1876">
          <text:p/>
        </draw:connector>
        <draw:connector draw:style-name="gr5" draw:text-style-name="P6" draw:layer="layout" draw:type="line" svg:x1="5.284cm" svg:y1="19.046cm" svg:x2="12.589cm" svg:y2="18.541cm" draw:start-shape="id12" draw:start-glue-point="1" draw:end-shape="id17" draw:end-glue-point="3" svg:d="M5284 19046l7305-505" svg:viewBox="0 0 7306 506">
          <text:p/>
        </draw:connector>
        <draw:custom-shape draw:style-name="gr14" draw:text-style-name="P13" xml:id="id23" draw:id="id23" draw:layer="layout" svg:width="4.445cm" svg:height="1.27cm" svg:x="14.493cm" svg:y="4.651cm">
          <text:p text:style-name="P3"><text:span text:style-name="T4">USER_PROCEDUR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line" svg:x1="6.079cm" svg:y1="4.725cm" svg:x2="14.493cm" svg:y2="5.286cm" draw:start-shape="id6" draw:start-glue-point="1" draw:end-shape="id23" draw:end-glue-point="6" svg:d="M6079 4725l8414 561" svg:viewBox="0 0 8415 562">
          <text:p/>
        </draw:connector>
        <draw:custom-shape draw:style-name="gr17" draw:text-style-name="P14" xml:id="id24" draw:id="id24" draw:layer="layout" svg:width="6.351cm" svg:height="1.27cm" svg:x="13.699cm" svg:y="6.715cm">
          <text:p text:style-name="P3"><text:span text:style-name="T5">WT_QUAL_TEST_RUNNERS_V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line" svg:x1="12.509cm" svg:y1="6.701cm" svg:x2="13.699cm" svg:y2="7.35cm" draw:start-shape="id8" draw:start-glue-point="2" draw:end-shape="id24" draw:end-glue-point="6" svg:d="M12509 6701l1190 649" svg:viewBox="0 0 1191 650">
          <text:p/>
        </draw:connector>
        <draw:custom-shape draw:style-name="gr9" draw:text-style-name="P5" xml:id="id25" draw:id="id25" draw:layer="layout" svg:width="3.492cm" svg:height="0.793cm" svg:x="8.937cm" svg:y="7.054cm">
          <text:p text:style-name="P3"><text:span text:style-name="T2">g_DBOUT variable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8.46cm" svg:y1="6.321cm" svg:x2="10.683cm" svg:y2="7.054cm" draw:start-shape="id1" draw:start-glue-point="1" draw:end-shape="id25" draw:end-glue-point="0" svg:d="M8460 6321l2223 733" svg:viewBox="0 0 2224 734">
          <text:p/>
        </draw:connector>
        <draw:custom-shape draw:style-name="gr18" draw:text-style-name="P13" xml:id="id26" draw:id="id26" draw:layer="layout" svg:width="3.651cm" svg:height="0.794cm" svg:x="9.89cm" svg:y="8.62cm">
          <text:p text:style-name="P3"><text:span text:style-name="T4">user_users vie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line" svg:x1="11.556cm" svg:y1="10.428cm" svg:x2="11.716cm" svg:y2="9.414cm" draw:start-shape="id2" draw:end-shape="id26" draw:end-glue-point="8" svg:d="M11556 10428l160-1014" svg:viewBox="0 0 161 1015">
          <text:p/>
        </draw:connector>
      </draw:page>
      <draw:page draw:name="Test Runner" draw:style-name="dp1" draw:master-page-name="Default">
        <draw:custom-shape draw:style-name="gr19" draw:text-style-name="P2" draw:layer="layout" svg:width="12.065cm" svg:height="3.352cm" svg:x="6.873cm" svg:y="6.538cm">
          <text:p text:style-name="P3"><text:span text:style-name="T1">Hook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5" draw:layer="layout" svg:width="10.795cm" svg:height="5.557cm" svg:x="9.255cm" svg:y="10.525cm">
          <text:p text:style-name="P1"><text:span text:style-name="T1">Core Data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5" draw:layer="layout" svg:width="8.573cm" svg:height="2.345cm" svg:x="2.084cm" svg:y="3.284cm">
          <text:p text:style-name="P1"><text:span text:style-name="T1">WTPLSQL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35" draw:id="id35" draw:layer="layout" svg:width="4.762cm" svg:height="0.793cm" svg:x="14.97cm" svg:y="11.955cm">
          <text:p text:style-name="P3"><text:span text:style-name="T2">g_run_rec structure</text:span>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13.97cm" svg:height="5.397cm" svg:x="4.333cm" svg:y="16.716cm">
          <text:p text:style-name="P11"><text:span text:style-name="T1">WT_ASSE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27" draw:id="id27" draw:layer="layout" svg:width="3.968cm" svg:height="0.803cm" draw:transform="skewX (-0.00628318530717958) rotate (-0.00628318530718033) translate (9.572cm 13.665cm)">
          <text:p text:style-name="P3"><text:span text:style-name="T1">add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13.54cm" svg:y1="14.091cm" svg:x2="15.129cm" svg:y2="15.049cm" draw:start-shape="id27" draw:start-glue-point="1" draw:end-shape="id28" draw:end-glue-point="3" svg:d="M13540 14091l1589 958" svg:viewBox="0 0 1590 959">
          <text:p/>
        </draw:connector>
        <draw:custom-shape draw:style-name="gr23" draw:text-style-name="P16" xml:id="id29" draw:id="id29" draw:layer="layout" svg:width="2.857cm" svg:height="0.803cm" draw:transform="skewX (-0.00628318530717958) rotate (-0.00628318530718033) translate (1.635cm 14.307cm)">
          <text:p text:style-name="P3"><text:span text:style-name="T1">Test Run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3.063cm" svg:y1="15.119cm" svg:x2="5.612cm" svg:y2="18.863cm" draw:start-shape="id29" draw:start-glue-point="2" draw:end-shape="id30" svg:d="M3063 15119l2549 3744" svg:viewBox="0 0 2550 3745">
          <text:p/>
        </draw:connector>
        <draw:connector draw:style-name="gr5" draw:text-style-name="P6" draw:layer="layout" draw:type="line" svg:x1="3.063cm" svg:y1="15.119cm" svg:x2="5.295cm" svg:y2="20.065cm" draw:start-shape="id29" draw:start-glue-point="2" draw:end-shape="id31" svg:d="M3063 15119l2232 4946" svg:viewBox="0 0 2233 4947">
          <text:p/>
        </draw:connector>
        <draw:connector draw:style-name="gr5" draw:text-style-name="P6" draw:layer="layout" draw:type="line" svg:x1="3.063cm" svg:y1="15.119cm" svg:x2="4.97cm" svg:y2="21.278cm" draw:start-shape="id29" draw:start-glue-point="2" draw:end-shape="id32" svg:d="M3063 15119l1907 6159" svg:viewBox="0 0 1908 6160">
          <text:p/>
        </draw:connector>
        <draw:connector draw:style-name="gr5" draw:text-style-name="P6" draw:layer="layout" draw:type="line" svg:x1="12.349cm" svg:y1="19.743cm" svg:x2="11.556cm" svg:y2="14.48cm" draw:start-shape="id33" draw:start-glue-point="0" draw:end-shape="id27" draw:end-glue-point="2" svg:d="M12349 19743l-793-5263" svg:viewBox="0 0 794 5264">
          <text:p/>
        </draw:connector>
        <draw:connector draw:style-name="gr5" draw:text-style-name="P6" draw:layer="layout" draw:type="line" svg:x1="9.263cm" svg:y1="20.09cm" svg:x2="10.604cm" svg:y2="20.38cm" draw:start-shape="id31" draw:end-shape="id33" draw:end-glue-point="3" svg:d="M9263 20090l1341 290" svg:viewBox="0 0 1342 291">
          <text:p/>
        </draw:connector>
        <draw:connector draw:style-name="gr5" draw:text-style-name="P6" draw:layer="layout" draw:type="line" svg:x1="8.938cm" svg:y1="21.303cm" svg:x2="10.604cm" svg:y2="20.38cm" draw:start-shape="id32" draw:end-shape="id33" draw:end-glue-point="3" svg:d="M8938 21303l1666-923" svg:viewBox="0 0 1667 924">
          <text:p/>
        </draw:connector>
        <draw:custom-shape draw:style-name="gr4" draw:text-style-name="P5" xml:id="id28" draw:id="id28" draw:layer="layout" svg:width="4.762cm" svg:height="0.793cm" svg:x="15.129cm" svg:y="14.653cm">
          <text:p text:style-name="P3"><text:span text:style-name="T2">g_results_nt arra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1" draw:id="id41" draw:layer="layout" svg:width="3.968cm" svg:height="0.803cm" draw:transform="skewX (-0.00628318530717958) rotate (-0.00628318530718033) translate (6.371cm 4.362cm)">
          <text:p text:style-name="P3"><text:span text:style-name="T1">test_run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13.858cm" svg:y1="11.949cm" svg:x2="14.97cm" svg:y2="12.351cm" draw:start-shape="id34" draw:start-glue-point="1" draw:end-shape="id35" draw:end-glue-point="3" svg:d="M13858 11949l1112 402" svg:viewBox="0 0 1113 403">
          <text:p/>
        </draw:connector>
        <draw:frame draw:style-name="gr7" draw:text-style-name="P10" draw:layer="layout" svg:width="7.62cm" svg:height="0.725cm" svg:x="1.635cm" svg:y="2.338cm">
          <draw:text-box>
            <text:p text:style-name="P9"><text:span text:style-name="T3"><loext:page-name>&lt;page-name&gt;</loext:page-name></text:span></text:p>
          </draw:text-box>
        </draw:frame>
        <draw:custom-shape draw:style-name="gr24" draw:text-style-name="P4" xml:id="id33" draw:id="id33" draw:layer="layout" svg:width="3.491cm" svg:height="1.296cm" draw:transform="skewX (-0.00610865238198016) rotate (-0.00628318530718033) translate (10.604cm 19.732cm)">
          <text:p text:style-name="P3"><text:span text:style-name="T1">process_assetion</text:span></text:p>
          <text:p text:style-name="P3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9.58cm" svg:y1="18.888cm" svg:x2="10.604cm" svg:y2="20.38cm" draw:start-shape="id30" draw:start-glue-point="1" draw:end-shape="id33" draw:end-glue-point="3" svg:d="M9580 18888l1024 1492" svg:viewBox="0 0 1025 1493">
          <text:p/>
        </draw:connector>
        <draw:frame draw:style-name="gr25" draw:text-style-name="P17" draw:layer="layout" svg:width="10.16cm" svg:height="0.887cm" svg:x="1.635cm" svg:y="25.75cm">
          <draw:text-box>
            <text:p><text:span text:style-name="T6">Test Runner:</text:span><text:span text:style-name="T7"> A user written PL/SQL package with a WTPLSQL.TEST_RUN procedure and one or more calls to WT_ASSERT procedures.</text:span></text:p>
          </draw:text-box>
        </draw:frame>
        <draw:custom-shape draw:style-name="gr3" draw:text-style-name="P4" xml:id="id30" draw:id="id30" draw:layer="layout" svg:width="3.968cm" svg:height="0.803cm" draw:transform="skewX (-0.00628318530717958) rotate (-0.00628318530718033) translate (5.612cm 18.462cm)">
          <text:p text:style-name="P3"><text:span text:style-name="T1">EQ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31" draw:id="id31" draw:layer="layout" svg:width="3.968cm" svg:height="0.803cm" draw:transform="skewX (-0.00628318530717958) rotate (-0.00628318530718033) translate (5.295cm 19.664cm)">
          <text:p text:style-name="P3"><text:span text:style-name="T1">IsNu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32" draw:id="id32" draw:layer="layout" svg:width="3.968cm" svg:height="0.803cm" draw:transform="skewX (-0.00628318530717958) rotate (-0.00628318530718033) translate (4.97cm 20.877cm)">
          <text:p text:style-name="P3"><text:span text:style-name="T1">EQQuery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13.54cm" svg:y1="14.091cm" svg:x2="14.97cm" svg:y2="13.78cm" draw:start-shape="id27" draw:start-glue-point="1" draw:end-shape="id36" draw:end-glue-point="3" svg:d="M13540 14091l1430-311" svg:viewBox="0 0 1431 312">
          <text:p/>
        </draw:connector>
        <draw:custom-shape draw:style-name="gr4" draw:text-style-name="P5" xml:id="id36" draw:id="id36" draw:layer="layout" svg:width="4.762cm" svg:height="0.793cm" svg:x="14.97cm" svg:y="13.384cm">
          <text:p text:style-name="P3"><text:span text:style-name="T2">g_tcases_aa arra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4" draw:id="id34" draw:layer="layout" svg:width="3.968cm" svg:height="0.803cm" draw:transform="skewX (-0.00628318530717958) rotate (-0.00628318530718033) translate (9.89cm 11.523cm)">
          <text:p text:style-name="P3"><text:span text:style-name="T1">run_error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xml:id="id37" draw:id="id37" draw:layer="layout" svg:width="3.492cm" svg:height="0.793cm" svg:x="2.401cm" svg:y="4.2cm">
          <text:p text:style-name="P3"><text:span text:style-name="T2">g_DBOUT variable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3.063cm" svg:y1="14.316cm" svg:x2="4.147cm" svg:y2="4.993cm" draw:start-shape="id29" draw:start-glue-point="0" draw:end-shape="id37" draw:end-glue-point="2" svg:d="M3063 14316l1084-9323" svg:viewBox="0 0 1085 9324">
          <text:p/>
        </draw:connector>
        <draw:connector draw:style-name="gr5" draw:text-style-name="P6" draw:layer="layout" draw:type="line" svg:x1="9.378cm" svg:y1="9.085cm" svg:x2="11.874cm" svg:y2="11.535cm" draw:start-shape="id38" draw:start-glue-point="2" draw:end-shape="id34" draw:end-glue-point="0" svg:d="M9378 9085l2496 2450" svg:viewBox="0 0 2497 2451">
          <text:p/>
        </draw:connector>
        <draw:custom-shape draw:style-name="gr26" draw:text-style-name="P4" xml:id="id38" draw:id="id38" draw:layer="layout" svg:width="3.762cm" svg:height="1.137cm" draw:transform="skewX (-0.00610865238198015) rotate (-0.00628318530718033) translate (7.497cm 7.936cm)">
          <text:p text:style-name="P3"><text:span text:style-name="T1">execute_test_runner</text:span></text:p>
          <text:p text:style-name="P3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" xml:id="id40" draw:id="id40" draw:layer="layout" svg:width="4.079cm" svg:height="1.298cm" draw:transform="skewX (-0.00610865238198015) rotate (-0.00628318530718033) translate (4.333cm 11.264cm)">
          <text:p text:style-name="P3"><text:span text:style-name="T1">wt_execute_test_runner</text:span></text:p>
          <text:p text:style-name="P3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11.258cm" svg:y1="8.528cm" svg:x2="13.641cm" svg:y2="8.064cm" draw:start-shape="id38" draw:start-glue-point="1" draw:end-shape="id39" draw:end-glue-point="3" svg:d="M11258 8528l2383-464" svg:viewBox="0 0 2384 465">
          <text:p/>
        </draw:connector>
        <draw:connector draw:style-name="gr5" draw:text-style-name="P6" draw:layer="layout" draw:type="line" svg:x1="9.378cm" svg:y1="9.085cm" svg:x2="6.372cm" svg:y2="11.277cm" draw:start-shape="id38" draw:start-glue-point="2" draw:end-shape="id40" draw:end-glue-point="0" svg:d="M9378 9085l-3006 2192" svg:viewBox="0 0 3007 2193">
          <text:p/>
        </draw:connector>
        <draw:connector draw:style-name="gr5" draw:text-style-name="P6" draw:layer="layout" draw:type="line" svg:x1="6.372cm" svg:y1="12.575cm" svg:x2="4.492cm" svg:y2="14.726cm" draw:start-shape="id40" draw:start-glue-point="2" draw:end-shape="id29" draw:end-glue-point="1" svg:d="M6372 12575l-1880 2151" svg:viewBox="0 0 1881 2152">
          <text:p/>
        </draw:connector>
        <draw:connector draw:style-name="gr5" draw:text-style-name="P6" draw:layer="layout" draw:type="line" svg:x1="8.355cm" svg:y1="5.177cm" svg:x2="9.378cm" svg:y2="7.948cm" draw:start-shape="id41" draw:start-glue-point="2" draw:end-shape="id38" draw:end-glue-point="0" svg:d="M8355 5177l1023 2771" svg:viewBox="0 0 1024 2772">
          <text:p/>
        </draw:connector>
        <draw:custom-shape draw:style-name="gr9" draw:text-style-name="P5" xml:id="id42" draw:id="id42" draw:layer="layout" svg:width="3.492cm" svg:height="0.793cm" svg:x="8.302cm" svg:y="17.192cm">
          <text:p text:style-name="P3"><text:span text:style-name="T2">g_testcase variable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12.349cm" svg:y1="19.743cm" svg:x2="10.048cm" svg:y2="17.985cm" draw:start-shape="id33" draw:start-glue-point="0" draw:end-shape="id42" draw:end-glue-point="2" svg:d="M12349 19743l-2301-1758" svg:viewBox="0 0 2302 1759">
          <text:p/>
        </draw:connector>
        <draw:connector draw:style-name="gr5" draw:text-style-name="P6" draw:layer="layout" draw:type="line" svg:x1="3.063cm" svg:y1="15.119cm" svg:x2="8.302cm" svg:y2="17.588cm" draw:start-shape="id29" draw:start-glue-point="2" draw:end-shape="id42" svg:d="M3063 15119l5239 2469" svg:viewBox="0 0 5240 2470">
          <text:p/>
        </draw:connector>
        <draw:connector draw:style-name="gr5" draw:text-style-name="P6" draw:layer="layout" draw:type="line" svg:x1="12.349cm" svg:y1="19.743cm" svg:x2="14.97cm" svg:y2="12.351cm" draw:start-shape="id33" draw:start-glue-point="0" draw:end-shape="id35" svg:d="M12349 19743l2621-7392" svg:viewBox="0 0 2622 7393">
          <text:p/>
        </draw:connector>
        <draw:custom-shape draw:style-name="gr10" draw:text-style-name="P5" xml:id="id43" draw:id="id43" draw:layer="layout" svg:width="3.493cm" svg:height="0.793cm" svg:x="14.334cm" svg:y="18.303cm">
          <text:p text:style-name="P3"><text:span text:style-name="T2">g_rec structure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12.349cm" svg:y1="19.743cm" svg:x2="14.334cm" svg:y2="18.699cm" draw:start-shape="id33" draw:start-glue-point="0" draw:end-shape="id43" draw:end-glue-point="3" svg:d="M12349 19743l1985-1044" svg:viewBox="0 0 1986 1045">
          <text:p/>
        </draw:connector>
        <draw:custom-shape draw:style-name="gr10" draw:text-style-name="P5" xml:id="id39" draw:id="id39" draw:layer="layout" svg:width="3.493cm" svg:height="0.793cm" svg:x="13.641cm" svg:y="7.668cm">
          <text:p text:style-name="P3"><text:span text:style-name="T2">g_run_aa array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xml:id="id44" draw:id="id44" draw:layer="layout" svg:width="6.032cm" svg:height="0.793cm" svg:x="12.53cm" svg:y="8.641cm">
          <text:p text:style-name="P3"><text:span text:style-name="T2">execute_test_runner_active variable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11.258cm" svg:y1="8.528cm" svg:x2="12.53cm" svg:y2="9.037cm" draw:start-shape="id38" draw:end-shape="id44" draw:end-glue-point="3" svg:d="M11258 8528l1272 509" svg:viewBox="0 0 1273 510">
          <text:p/>
        </draw:connector>
        <draw:connector draw:style-name="gr5" draw:text-style-name="P6" draw:layer="layout" draw:type="line" svg:x1="9.378cm" svg:y1="9.085cm" svg:x2="7.596cm" svg:y2="18.474cm" draw:start-shape="id38" draw:start-glue-point="2" draw:end-shape="id30" draw:end-glue-point="0" svg:d="M9378 9085l-1782 9389" svg:viewBox="0 0 1783 9390">
          <text:p/>
        </draw:connector>
        <draw:custom-shape draw:style-name="gr28" draw:text-style-name="P2" draw:layer="layout" svg:width="12.065cm" svg:height="2.699cm" svg:x="7.667cm" svg:y="22.431cm">
          <text:p text:style-name="P3"><text:span text:style-name="T1">Hook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4" xml:id="id45" draw:id="id45" draw:layer="layout" svg:width="3.762cm" svg:height="1.137cm" draw:transform="skewX (-0.00610865238198015) rotate (-0.00628318530718033) translate (8.291cm 23.493cm)">
          <text:p text:style-name="P3"><text:span text:style-name="T1">after_assertion</text:span></text:p>
          <text:p text:style-name="P3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12.052cm" svg:y1="24.085cm" svg:x2="14.435cm" svg:y2="23.621cm" draw:start-shape="id45" draw:start-glue-point="1" draw:end-shape="id46" draw:end-glue-point="3" svg:d="M12052 24085l2383-464" svg:viewBox="0 0 2384 465">
          <text:p/>
        </draw:connector>
        <draw:custom-shape draw:style-name="gr10" draw:text-style-name="P5" xml:id="id46" draw:id="id46" draw:layer="layout" svg:width="3.493cm" svg:height="0.793cm" svg:x="14.435cm" svg:y="23.225cm">
          <text:p text:style-name="P3"><text:span text:style-name="T2">g_run_aa array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12.052cm" svg:y1="24.085cm" svg:x2="13.382cm" svg:y2="24.481cm" draw:start-shape="id45" draw:end-shape="id47" draw:end-glue-point="3" svg:d="M12052 24085l1330 396" svg:viewBox="0 0 1331 397">
          <text:p/>
        </draw:connector>
        <draw:custom-shape draw:style-name="gr16" draw:text-style-name="P5" xml:id="id47" draw:id="id47" draw:layer="layout" svg:width="6.032cm" svg:height="0.793cm" svg:x="13.382cm" svg:y="24.085cm">
          <text:p text:style-name="P3"><text:span text:style-name="T2">after_assertion_active variable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12.349cm" svg:y1="21.039cm" svg:x2="10.172cm" svg:y2="23.505cm" draw:start-shape="id33" draw:start-glue-point="2" draw:end-shape="id45" draw:end-glue-point="0" svg:d="M12349 21039l-2177 2466" svg:viewBox="0 0 2178 2467">
          <text:p/>
        </draw:connector>
        <draw:connector draw:style-name="gr5" draw:text-style-name="P6" draw:layer="layout" draw:type="line" svg:x1="13.54cm" svg:y1="14.091cm" svg:x2="14.97cm" svg:y2="12.351cm" draw:start-shape="id27" draw:start-glue-point="1" draw:end-shape="id35" draw:end-glue-point="3" svg:d="M13540 14091l1430-1740" svg:viewBox="0 0 1431 1741">
          <text:p/>
        </draw:connector>
      </draw:page>
      <draw:page draw:name="Finalize WTPLSQL" draw:style-name="dp1" draw:master-page-name="Default">
        <draw:custom-shape draw:style-name="gr29" draw:text-style-name="P2" draw:layer="layout" svg:width="11.113cm" svg:height="5.557cm" svg:x="7.191cm" svg:y="10.524cm">
          <text:p text:style-name="P3"><text:span text:style-name="T1">Core Data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" draw:layer="layout" svg:width="16.51cm" svg:height="3.969cm" svg:x="1.635cm" svg:y="5.444cm">
          <text:p text:style-name="P3"><text:span text:style-name="T1">WTPLSQL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13.302cm" svg:y1="8.483cm" svg:x2="9.651cm" svg:y2="11.648cm" draw:start-shape="id48" draw:start-glue-point="2" draw:end-shape="id49" draw:end-glue-point="0" svg:d="M13302 8483l-3651 3165" svg:viewBox="0 0 3652 3166">
          <text:p/>
        </draw:connector>
        <draw:custom-shape draw:style-name="gr4" draw:text-style-name="P5" xml:id="id51" draw:id="id51" draw:layer="layout" svg:width="4.762cm" svg:height="0.793cm" svg:x="13.224cm" svg:y="11.954cm">
          <text:p text:style-name="P3"><text:span text:style-name="T2">g_run_rec structur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0" draw:id="id50" draw:layer="layout" svg:width="3.968cm" svg:height="0.803cm" draw:transform="skewX (-0.00628318530717958) rotate (-0.00628318530718033) translate (7.667cm 13.382cm)">
          <text:p text:style-name="P3"><text:span text:style-name="T1">final1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11.635cm" svg:y1="13.808cm" svg:x2="13.224cm" svg:y2="12.35cm" draw:start-shape="id50" draw:end-shape="id51" draw:end-glue-point="3" svg:d="M11635 13808l1589-1458" svg:viewBox="0 0 1590 1459">
          <text:p/>
        </draw:connector>
        <draw:custom-shape draw:style-name="gr4" draw:text-style-name="P5" xml:id="id52" draw:id="id52" draw:layer="layout" svg:width="4.762cm" svg:height="0.793cm" svg:x="13.224cm" svg:y="14.652cm">
          <text:p text:style-name="P3"><text:span text:style-name="T2">g_results_nt array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11.635cm" svg:y1="13.808cm" svg:x2="13.224cm" svg:y2="15.048cm" draw:start-shape="id50" draw:start-glue-point="1" draw:end-shape="id52" draw:end-glue-point="3" svg:d="M11635 13808l1589 1240" svg:viewBox="0 0 1590 1241">
          <text:p/>
        </draw:connector>
        <draw:connector draw:style-name="gr5" draw:text-style-name="P6" draw:layer="layout" draw:type="line" svg:x1="6.476cm" svg:y1="8.615cm" svg:x2="7.667cm" svg:y2="13.783cm" draw:start-shape="id53" draw:start-glue-point="2" draw:end-shape="id50" draw:end-glue-point="3" svg:d="M6476 8615l1191 5168" svg:viewBox="0 0 1192 5169">
          <text:p/>
        </draw:connector>
        <draw:custom-shape draw:style-name="gr3" draw:text-style-name="P4" xml:id="id53" draw:id="id53" draw:layer="layout" svg:width="3.968cm" svg:height="0.803cm" draw:transform="skewX (-0.00628318530717958) rotate (-0.00628318530718033) translate (4.492cm 7.8cm)">
          <text:p text:style-name="P3"><text:span text:style-name="T1">test_run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0" draw:layer="layout" svg:width="7.62cm" svg:height="0.725cm" svg:x="1.635cm" svg:y="2.59cm">
          <draw:text-box>
            <text:p text:style-name="P9"><text:span text:style-name="T3"><loext:page-name>&lt;page-name&gt;</loext:page-name></text:span></text:p>
          </draw:text-box>
        </draw:frame>
        <draw:custom-shape draw:style-name="gr31" draw:text-style-name="P4" xml:id="id48" draw:id="id48" draw:layer="layout" svg:width="4.285cm" svg:height="0.803cm" draw:transform="skewX (-0.00628318530717958) rotate (-0.00628318530718033) translate (11.16cm 7.667cm)">
          <text:p text:style-name="P3"><text:span text:style-name="T1">check_dbout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8.46cm" svg:y1="8.226cm" svg:x2="11.16cm" svg:y2="8.068cm" draw:start-shape="id53" draw:start-glue-point="1" draw:end-shape="id48" svg:d="M8460 8226l2700-158" svg:viewBox="0 0 2701 159">
          <text:p/>
        </draw:connector>
        <draw:custom-shape draw:style-name="gr4" draw:text-style-name="P5" xml:id="id55" draw:id="id55" draw:layer="layout" svg:width="4.762cm" svg:height="0.793cm" svg:x="13.224cm" svg:y="13.383cm">
          <text:p text:style-name="P3"><text:span text:style-name="T2">g_tcases_aa array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54" draw:id="id54" draw:layer="layout" svg:width="3.492cm" svg:height="0.793cm" svg:x="12.588cm" svg:y="5.763cm">
          <text:p text:style-name="P3"><text:span text:style-name="T2">g_dbout variable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13.302cm" svg:y1="7.68cm" svg:x2="14.334cm" svg:y2="6.556cm" draw:start-shape="id48" draw:start-glue-point="0" draw:end-shape="id54" draw:end-glue-point="2" svg:d="M13302 7680l1032-1124" svg:viewBox="0 0 1033 1125">
          <text:p/>
        </draw:connector>
        <draw:connector draw:style-name="gr5" draw:text-style-name="P6" draw:layer="layout" draw:type="line" svg:x1="13.302cm" svg:y1="8.483cm" svg:x2="15.605cm" svg:y2="11.954cm" draw:start-shape="id48" draw:start-glue-point="2" draw:end-shape="id51" draw:end-glue-point="0" svg:d="M13302 8483l2303 3471" svg:viewBox="0 0 2304 3472">
          <text:p/>
        </draw:connector>
        <draw:connector draw:style-name="gr5" draw:text-style-name="P6" draw:layer="layout" draw:type="line" svg:x1="11.635cm" svg:y1="13.808cm" svg:x2="13.224cm" svg:y2="13.779cm" draw:start-shape="id50" draw:start-glue-point="1" draw:end-shape="id55" draw:end-glue-point="3" svg:d="M11635 13808l1589-29" svg:viewBox="0 0 1590 30">
          <text:p/>
        </draw:connector>
        <draw:custom-shape draw:style-name="gr3" draw:text-style-name="P4" xml:id="id49" draw:id="id49" draw:layer="layout" svg:width="3.968cm" svg:height="0.803cm" draw:transform="skewX (-0.00628318530717958) rotate (-0.00628318530718033) translate (7.667cm 11.636cm)">
          <text:p text:style-name="P3"><text:span text:style-name="T1">run_error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11.635cm" svg:y1="12.062cm" svg:x2="13.224cm" svg:y2="12.35cm" draw:start-shape="id49" draw:start-glue-point="1" draw:end-shape="id51" draw:end-glue-point="3" svg:d="M11635 12062l1589 288" svg:viewBox="0 0 1590 289">
          <text:p/>
        </draw:connector>
        <draw:custom-shape draw:style-name="gr32" draw:text-style-name="P12" draw:layer="layout" svg:width="17.78cm" svg:height="4.763cm" svg:x="1.636cm" svg:y="16.557cm">
          <text:p text:style-name="P11"><text:span text:style-name="T1">HOOK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5.285cm" svg:y1="19.046cm" svg:x2="10.843cm" svg:y2="17.43cm" draw:start-shape="id56" draw:start-glue-point="1" draw:end-shape="id57" draw:end-glue-point="3" svg:d="M5285 19046l5558-1616" svg:viewBox="0 0 5559 1617">
          <text:p/>
        </draw:connector>
        <draw:custom-shape draw:style-name="gr12" draw:text-style-name="P4" xml:id="id56" draw:id="id56" draw:layer="layout" svg:width="3.174cm" svg:height="1.135cm" draw:transform="skewX (-0.00610865238198015) rotate (-0.00628318530718033) translate (2.112cm 18.459cm)">
          <draw:glue-point draw:id="4" svg:x="-2.2cm" svg:y="-5cm"/>
          <text:p text:style-name="P3"><text:span text:style-name="T1">after_test_all</text:span></text:p>
          <text:p text:style-name="P3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xml:id="id57" draw:id="id57" draw:layer="layout" svg:width="3.493cm" svg:height="0.793cm" svg:x="10.843cm" svg:y="17.034cm">
          <text:p text:style-name="P3"><text:span text:style-name="T2">g_run_aa array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xml:id="id58" draw:id="id58" draw:layer="layout" svg:width="3.016cm" svg:height="1.133cm" draw:transform="skewX (-0.00610865238198016) rotate (-0.00628318530718033) translate (4.017cm 16.875cm)">
          <draw:glue-point draw:id="4" svg:x="-2.2cm" svg:y="-5cm"/>
          <text:p text:style-name="P3"><text:span text:style-name="T1">after_test_run</text:span></text:p>
          <text:p text:style-name="P3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7.032cm" svg:y1="17.46cm" svg:x2="10.843cm" svg:y2="17.43cm" draw:start-shape="id58" draw:end-shape="id57" draw:end-glue-point="3" svg:d="M7032 17460l3811-30" svg:viewBox="0 0 3812 31">
          <text:p/>
        </draw:connector>
        <draw:custom-shape draw:style-name="gr16" draw:text-style-name="P5" xml:id="id59" draw:id="id59" draw:layer="layout" svg:width="6.032cm" svg:height="0.793cm" svg:x="11.636cm" svg:y="19.257cm">
          <text:p text:style-name="P3"><text:span text:style-name="T2">after_test_run_active variable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xml:id="id60" draw:id="id60" draw:layer="layout" svg:width="6.032cm" svg:height="0.793cm" svg:x="11.636cm" svg:y="20.05cm">
          <text:p text:style-name="P3"><text:span text:style-name="T2">after_test_all_active variable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7.032cm" svg:y1="17.46cm" svg:x2="11.636cm" svg:y2="19.653cm" draw:start-shape="id58" draw:end-shape="id59" draw:end-glue-point="3" svg:d="M7032 17460l4604 2193" svg:viewBox="0 0 4605 2194">
          <text:p/>
        </draw:connector>
        <draw:connector draw:style-name="gr5" draw:text-style-name="P6" draw:layer="layout" draw:type="line" svg:x1="5.285cm" svg:y1="19.046cm" svg:x2="11.636cm" svg:y2="20.446cm" draw:start-shape="id56" draw:start-glue-point="1" draw:end-shape="id60" draw:end-glue-point="3" svg:d="M5285 19046l6351 1400" svg:viewBox="0 0 6352 1401">
          <text:p/>
        </draw:connector>
        <draw:custom-shape draw:style-name="gr3" draw:text-style-name="P4" xml:id="id61" draw:id="id61" draw:layer="layout" svg:width="3.968cm" svg:height="0.803cm" draw:transform="skewX (-0.00628318530717958) rotate (-0.00628318530718033) translate (2.058cm 6.264cm)">
          <text:p text:style-name="P3"><text:span text:style-name="T1">test_a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6.476cm" svg:y1="8.615cm" svg:x2="5.525cm" svg:y2="16.884cm" draw:start-shape="id53" draw:start-glue-point="2" draw:end-shape="id58" draw:end-glue-point="0" svg:d="M6476 8615l-951 8269" svg:viewBox="0 0 952 8270">
          <text:p/>
        </draw:connector>
        <draw:connector draw:style-name="gr5" draw:text-style-name="P6" draw:layer="layout" draw:type="line" svg:x1="4.042cm" svg:y1="7.079cm" svg:x2="3.699cm" svg:y2="18.469cm" draw:start-shape="id61" draw:start-glue-point="2" draw:end-shape="id56" svg:d="M4042 7079l-343 11390" svg:viewBox="0 0 344 11391">
          <text:p/>
        </draw:connector>
        <draw:connector draw:style-name="gr5" draw:text-style-name="P6" draw:layer="layout" draw:type="line" svg:x1="4.042cm" svg:y1="7.079cm" svg:x2="6.476cm" svg:y2="7.812cm" draw:start-shape="id61" draw:start-glue-point="2" draw:end-shape="id53" draw:end-glue-point="0" svg:d="M4042 7079l2434 733" svg:viewBox="0 0 2435 734">
          <text:p/>
        </draw:connector>
        <draw:custom-shape draw:style-name="gr33" draw:text-style-name="P14" xml:id="id62" draw:id="id62" draw:layer="layout" svg:width="3.81cm" svg:height="1.27cm" svg:x="16.24cm" svg:y="6.397cm">
          <text:p text:style-name="P3"><text:span text:style-name="T5">dba_objects vie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line" svg:x1="13.302cm" svg:y1="7.68cm" svg:x2="16.24cm" svg:y2="7.032cm" draw:start-shape="id48" draw:start-glue-point="0" draw:end-shape="id62" svg:d="M13302 7680l2938-648" svg:viewBox="0 0 2939 649">
          <text:p/>
        </draw:connector>
      </draw:page>
      <draw:page draw:name="Test Run Text Reporting" draw:style-name="dp1" draw:master-page-name="Default">
        <draw:custom-shape draw:style-name="gr34" draw:text-style-name="P15" draw:layer="layout" svg:width="5.874cm" svg:height="3.175cm" svg:x="14.081cm" svg:y="11.636cm">
          <text:p text:style-name="P1"><text:span text:style-name="T1">Core Data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8" draw:layer="layout" svg:width="11.989cm" svg:height="11.906cm" svg:x="1.711cm" svg:y="7.35cm">
          <text:p text:style-name="P9"><text:span text:style-name="T1">WT_TEXT_REPO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67" draw:id="id67" draw:layer="layout" svg:width="3.968cm" svg:height="0.803cm" draw:transform="skewX (-0.00628318530717958) rotate (-0.00628318530718033) translate (2.111cm 9.22cm)">
          <text:p text:style-name="P3"><text:span text:style-name="T1">dbms_out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6.556cm" svg:y1="12.186cm" svg:x2="14.875cm" svg:y2="13.145cm" draw:start-shape="id63" draw:start-glue-point="1" draw:end-shape="id64" svg:d="M6556 12186l8319 959" svg:viewBox="0 0 8320 960">
          <text:p/>
        </draw:connector>
        <draw:custom-shape draw:style-name="gr3" draw:text-style-name="P4" xml:id="id66" draw:id="id66" draw:layer="layout" svg:width="3.968cm" svg:height="0.803cm" draw:transform="skewX (-0.00628318530717958) rotate (-0.00628318530718033) translate (15.129cm 15.937cm)">
          <text:p text:style-name="P3"><text:span text:style-name="T1">DBMS_OUTPU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13.064cm" svg:y1="16.08cm" svg:x2="15.129cm" svg:y2="16.338cm" draw:start-shape="id65" draw:start-glue-point="1" draw:end-shape="id66" draw:end-glue-point="3" svg:d="M13064 16080l2065 258" svg:viewBox="0 0 2066 259">
          <text:p/>
        </draw:connector>
        <draw:frame draw:style-name="gr7" draw:text-style-name="P19" draw:layer="layout" svg:width="7.62cm" svg:height="0.725cm" svg:x="1.635cm" svg:y="2.59cm">
          <draw:text-box>
            <text:p text:style-name="P9"><text:span text:style-name="T3"><loext:page-name>&lt;page-name&gt;</loext:page-name></text:span></text:p>
          </draw:text-box>
        </draw:frame>
        <draw:custom-shape draw:style-name="gr3" draw:text-style-name="P4" xml:id="id70" draw:id="id70" draw:layer="layout" svg:width="3.968cm" svg:height="0.803cm" draw:transform="skewX (-0.00628318530717958) rotate (-0.00628318530718033) translate (2.905cm 17.192cm)">
          <text:p text:style-name="P3"><text:span text:style-name="T1">format_test_result</text:span></text:p>
          <text:p text:style-name="P3"><text:span text:style-name="T1">f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65" draw:id="id65" draw:layer="layout" svg:width="3.968cm" svg:height="0.803cm" draw:transform="skewX (-0.00628318530717958) rotate (-0.00628318530718033) translate (9.096cm 15.654cm)">
          <text:p text:style-name="P3"><text:span text:style-name="T1">p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71" draw:id="id71" draw:layer="layout" svg:width="4.762cm" svg:height="0.793cm" svg:x="7.985cm" svg:y="17.352cm">
          <text:p text:style-name="P3"><text:span text:style-name="T2">g_single_line_output variable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4.095cm" svg:y1="10.035cm" svg:x2="4.572cm" svg:y2="11.772cm" draw:start-shape="id67" draw:start-glue-point="2" draw:end-shape="id63" draw:end-glue-point="0" svg:d="M4095 10035l477 1737" svg:viewBox="0 0 478 1738">
          <text:p/>
        </draw:connector>
        <draw:connector draw:style-name="gr5" draw:text-style-name="P6" draw:layer="layout" draw:type="line" svg:x1="4.095cm" svg:y1="10.035cm" svg:x2="4.254cm" svg:y2="14.664cm" draw:start-shape="id67" draw:start-glue-point="2" draw:end-shape="id68" draw:end-glue-point="0" svg:d="M4095 10035l159 4629" svg:viewBox="0 0 160 4630">
          <text:p/>
        </draw:connector>
        <draw:connector draw:style-name="gr5" draw:text-style-name="P6" draw:layer="layout" draw:type="line" svg:x1="6.556cm" svg:y1="12.186cm" svg:x2="9.096cm" svg:y2="16.055cm" draw:start-shape="id63" draw:end-shape="id65" draw:end-glue-point="3" svg:d="M6556 12186l2540 3869" svg:viewBox="0 0 2541 3870">
          <text:p/>
        </draw:connector>
        <draw:connector draw:style-name="gr5" draw:text-style-name="P6" draw:layer="layout" draw:type="line" svg:x1="6.556cm" svg:y1="12.186cm" svg:x2="8.62cm" svg:y2="11.556cm" draw:start-shape="id63" draw:start-glue-point="1" draw:end-shape="id69" svg:d="M6556 12186l2064-630" svg:viewBox="0 0 2065 631">
          <text:p/>
        </draw:connector>
        <draw:connector draw:style-name="gr5" draw:text-style-name="P6" draw:layer="layout" draw:type="line" svg:x1="6.873cm" svg:y1="17.618cm" svg:x2="7.985cm" svg:y2="17.748cm" draw:start-shape="id70" draw:start-glue-point="1" draw:end-shape="id71" svg:d="M6873 17618l1112 130" svg:viewBox="0 0 1113 131">
          <text:p/>
        </draw:connector>
        <draw:connector draw:style-name="gr5" draw:text-style-name="P6" draw:layer="layout" draw:type="line" svg:x1="4.254cm" svg:y1="15.467cm" svg:x2="4.889cm" svg:y2="17.204cm" draw:start-shape="id68" draw:start-glue-point="2" draw:end-shape="id70" draw:end-glue-point="0" svg:d="M4254 15467l635 1737" svg:viewBox="0 0 636 1738">
          <text:p/>
        </draw:connector>
        <draw:connector draw:style-name="gr5" draw:text-style-name="P6" draw:layer="layout" draw:type="line" svg:x1="6.238cm" svg:y1="15.078cm" svg:x2="9.096cm" svg:y2="16.055cm" draw:start-shape="id68" draw:start-glue-point="1" draw:end-shape="id65" svg:d="M6238 15078l2858 977" svg:viewBox="0 0 2859 978">
          <text:p/>
        </draw:connector>
        <draw:custom-shape draw:style-name="gr3" draw:text-style-name="P4" xml:id="id68" draw:id="id68" draw:layer="layout" svg:width="3.968cm" svg:height="0.803cm" draw:transform="skewX (-0.00628318530717958) rotate (-0.00628318530718033) translate (2.27cm 14.652cm)">
          <text:p text:style-name="P3"><text:span text:style-name="T1">results_out</text:span></text:p>
          <text:p text:style-name="P3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63" draw:id="id63" draw:layer="layout" svg:width="3.968cm" svg:height="0.803cm" draw:transform="skewX (-0.00628318530717958) rotate (-0.00628318530718033) translate (2.588cm 11.76cm)">
          <text:p text:style-name="P3"><text:span text:style-name="T1">summary_out</text:span></text:p>
          <text:p text:style-name="P3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64" draw:id="id64" draw:layer="layout" svg:width="4.762cm" svg:height="0.793cm" svg:x="14.875cm" svg:y="12.749cm">
          <text:p text:style-name="P3"><text:span text:style-name="T2">g_run_rec structur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73" draw:id="id73" draw:layer="layout" svg:width="4.762cm" svg:height="0.793cm" svg:x="14.875cm" svg:y="13.524cm">
          <text:p text:style-name="P3"><text:span text:style-name="T2">g_results_nt array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69" draw:id="id69" draw:layer="layout" svg:width="4.762cm" svg:height="0.793cm" svg:x="8.62cm" svg:y="11.16cm">
          <text:p text:style-name="P3"><text:span text:style-name="T2">g_date_format vairiable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10.065cm" svg:height="2.382cm" svg:x="9.572cm" svg:y="4.333cm">
          <text:p text:style-name="P1"><text:span text:style-name="T1">WTPLSLQL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72" draw:id="id72" draw:layer="layout" svg:width="3.968cm" svg:height="0.803cm" draw:transform="skewX (-0.00628318530717958) rotate (-0.00628318530718033) translate (15.287cm 5.533cm)">
          <text:p text:style-name="P3"><text:span text:style-name="T1">show_version f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6.556cm" svg:y1="12.186cm" svg:x2="15.287cm" svg:y2="5.934cm" draw:start-shape="id63" draw:start-glue-point="1" draw:end-shape="id72" draw:end-glue-point="3" svg:d="M6556 12186l8731-6252" svg:viewBox="0 0 8732 6253">
          <text:p/>
        </draw:connector>
        <draw:connector draw:style-name="gr5" draw:text-style-name="P6" draw:layer="layout" draw:type="line" svg:x1="6.238cm" svg:y1="15.078cm" svg:x2="14.875cm" svg:y2="13.92cm" draw:start-shape="id68" draw:start-glue-point="1" draw:end-shape="id73" draw:end-glue-point="3" svg:d="M6238 15078l8637-1158" svg:viewBox="0 0 8638 1159">
          <text:p/>
        </draw:connector>
        <draw:connector draw:style-name="gr5" draw:text-style-name="P6" draw:layer="layout" draw:type="line" svg:x1="6.238cm" svg:y1="15.078cm" svg:x2="14.875cm" svg:y2="13.145cm" draw:start-shape="id68" draw:start-glue-point="1" draw:end-shape="id64" draw:end-glue-point="3" svg:d="M6238 15078l8637-1933" svg:viewBox="0 0 8638 1934">
          <text:p/>
        </draw:connector>
        <draw:custom-shape draw:style-name="gr37" draw:text-style-name="P15" draw:layer="layout" svg:width="4.985cm" svg:height="2.382cm" svg:x="2.746cm" svg:y="4.174cm">
          <text:p text:style-name="P3"><text:span text:style-name="T1">HOOK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xml:id="id74" draw:id="id74" draw:layer="layout" svg:width="3.016cm" svg:height="1.133cm" draw:transform="skewX (-0.00610865238198016) rotate (-0.00628318530718033) translate (3.54cm 5.086cm)">
          <draw:glue-point draw:id="4" svg:x="-2.2cm" svg:y="-5cm"/>
          <text:p text:style-name="P3"><text:span text:style-name="T1">after_test_run</text:span></text:p>
          <text:p text:style-name="P3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75" draw:id="id75" draw:layer="layout" svg:width="3.968cm" svg:height="0.803cm" draw:transform="skewX (-0.00628318530717958) rotate (-0.00628318530718033) translate (10.367cm 5.106cm)">
          <text:p text:style-name="P3"><text:span text:style-name="T1">test_run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5.048cm" svg:y1="6.228cm" svg:x2="4.095cm" svg:y2="9.232cm" draw:start-shape="id74" draw:start-glue-point="2" draw:end-shape="id67" draw:end-glue-point="0" svg:d="M5048 6228l-953 3004" svg:viewBox="0 0 954 3005">
          <text:p/>
        </draw:connector>
        <draw:connector draw:style-name="gr5" draw:text-style-name="P6" draw:layer="layout" draw:type="line" svg:x1="10.367cm" svg:y1="5.507cm" svg:x2="6.555cm" svg:y2="5.671cm" draw:start-shape="id75" draw:start-glue-point="3" draw:end-shape="id74" draw:end-glue-point="1" svg:d="M10367 5507l-3812 164" svg:viewBox="0 0 3813 165">
          <text:p/>
        </draw:connector>
      </draw:page>
      <draw:page draw:name="Ad-Hoc Text Reporting" draw:style-name="dp1" draw:master-page-name="Default">
        <draw:custom-shape draw:style-name="gr38" draw:text-style-name="P12" draw:layer="layout" svg:width="14.605cm" svg:height="4.603cm" svg:x="2.27cm" svg:y="19.732cm">
          <text:p text:style-name="P11"><text:span text:style-name="T1">HOOK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2" draw:layer="layout" svg:width="12.7cm" svg:height="6.066cm" svg:x="7.032cm" svg:y="5.772cm">
          <text:p text:style-name="P11"><text:span text:style-name="T1">WT_ASSE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2" draw:layer="layout" svg:width="9.525cm" svg:height="2.381cm" svg:x="10.366cm" svg:y="14.335cm">
          <text:p text:style-name="P11"><text:span text:style-name="T1">WT_TEXT_REPO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4" xml:id="id76" draw:id="id76" draw:layer="layout" svg:width="4.445cm" svg:height="0.803cm" draw:transform="skewX (-0.00628318530717958) rotate (-0.00628318530718033) translate (11.001cm 15.446cm)">
          <text:p text:style-name="P3"><text:span text:style-name="T1">ad_hoc_result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77" draw:id="id77" draw:layer="layout" svg:width="3.968cm" svg:height="0.803cm" draw:transform="skewX (-0.00628318530717958) rotate (-0.00628318530718033) translate (10.842cm 18.002cm)">
          <text:p text:style-name="P3"><text:span text:style-name="T1">DBMS_OUTPU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13.223cm" svg:y1="16.263cm" svg:x2="12.826cm" svg:y2="18.014cm" draw:start-shape="id76" draw:start-glue-point="2" draw:end-shape="id77" draw:end-glue-point="0" svg:d="M13223 16263l-397 1751" svg:viewBox="0 0 398 1752">
          <text:p/>
        </draw:connector>
        <draw:frame draw:style-name="gr7" draw:text-style-name="P10" draw:layer="layout" svg:width="7.62cm" svg:height="0.725cm" svg:x="1.635cm" svg:y="2.59cm">
          <draw:text-box>
            <text:p text:style-name="P9"><text:span text:style-name="T3"><loext:page-name>&lt;page-name&gt;</loext:page-name></text:span></text:p>
          </draw:text-box>
        </draw:frame>
        <draw:frame draw:style-name="gr25" draw:text-style-name="P17" draw:layer="layout" svg:width="8.889cm" svg:height="0.887cm" svg:x="2.27cm" svg:y="25.671cm">
          <draw:text-box>
            <text:p><text:span text:style-name="T6">Add-Hoc Call:</text:span><text:span text:style-name="T7"> A user written PL/SQL procedure that makes one or more calls to WT_ASSERT procedures.</text:span></text:p>
          </draw:text-box>
        </draw:frame>
        <draw:connector draw:style-name="gr5" draw:text-style-name="P6" draw:layer="layout" draw:type="line" svg:x1="13.223cm" svg:y1="15.46cm" svg:x2="17.668cm" svg:y2="11.054cm" draw:start-shape="id76" draw:start-glue-point="0" draw:end-shape="id78" draw:end-glue-point="2" svg:d="M13223 15460l4445-4406" svg:viewBox="0 0 4446 4407">
          <text:p/>
        </draw:connector>
        <draw:connector draw:style-name="gr5" draw:text-style-name="P6" draw:layer="layout" draw:type="line" svg:x1="15.922cm" svg:y1="9.085cm" svg:x2="17.668cm" svg:y2="10.261cm" draw:start-shape="id79" draw:start-glue-point="2" draw:end-shape="id78" draw:end-glue-point="0" svg:d="M15922 9085l1746 1176" svg:viewBox="0 0 1747 1177">
          <text:p/>
        </draw:connector>
        <draw:connector draw:style-name="gr5" draw:text-style-name="P6" draw:layer="layout" draw:type="line" svg:x1="5.761cm" svg:y1="20.635cm" svg:x2="11.001cm" svg:y2="15.847cm" draw:start-shape="id80" draw:start-glue-point="1" draw:end-shape="id76" svg:d="M5761 20635l5240-4788" svg:viewBox="0 0 5241 4789">
          <text:p/>
        </draw:connector>
        <draw:custom-shape draw:style-name="gr23" draw:text-style-name="P16" xml:id="id81" draw:id="id81" draw:layer="layout" svg:width="2.857cm" svg:height="0.803cm" draw:transform="skewX (-0.00628318530717958) rotate (-0.00628318530718033) translate (2.353cm 4.253cm)">
          <text:p text:style-name="P3"><text:span text:style-name="T1">Ad Hoc Ca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3.781cm" svg:y1="5.065cm" svg:x2="8.311cm" svg:y2="6.913cm" draw:start-shape="id81" draw:start-glue-point="2" draw:end-shape="id82" svg:d="M3781 5065l4530 1848" svg:viewBox="0 0 4531 1849">
          <text:p/>
        </draw:connector>
        <draw:connector draw:style-name="gr5" draw:text-style-name="P6" draw:layer="layout" draw:type="line" svg:x1="3.781cm" svg:y1="5.065cm" svg:x2="7.994cm" svg:y2="8.115cm" draw:start-shape="id81" draw:start-glue-point="2" draw:end-shape="id83" svg:d="M3781 5065l4213 3050" svg:viewBox="0 0 4214 3051">
          <text:p/>
        </draw:connector>
        <draw:connector draw:style-name="gr5" draw:text-style-name="P6" draw:layer="layout" draw:type="line" svg:x1="3.781cm" svg:y1="5.065cm" svg:x2="7.669cm" svg:y2="9.328cm" draw:start-shape="id81" draw:start-glue-point="2" draw:end-shape="id84" svg:d="M3781 5065l3888 4263" svg:viewBox="0 0 3889 4264">
          <text:p/>
        </draw:connector>
        <draw:connector draw:style-name="gr5" draw:text-style-name="P6" draw:layer="layout" draw:type="line" svg:x1="11.962cm" svg:y1="8.14cm" svg:x2="14.177cm" svg:y2="8.426cm" draw:start-shape="id83" draw:end-shape="id79" draw:end-glue-point="3" svg:d="M11962 8140l2215 286" svg:viewBox="0 0 2216 287">
          <text:p/>
        </draw:connector>
        <draw:connector draw:style-name="gr5" draw:text-style-name="P6" draw:layer="layout" draw:type="line" svg:x1="11.637cm" svg:y1="9.353cm" svg:x2="14.177cm" svg:y2="8.426cm" draw:start-shape="id84" draw:end-shape="id79" draw:end-glue-point="3" svg:d="M11637 9353l2540-927" svg:viewBox="0 0 2541 928">
          <text:p/>
        </draw:connector>
        <draw:custom-shape draw:style-name="gr24" draw:text-style-name="P4" xml:id="id79" draw:id="id79" draw:layer="layout" svg:width="3.491cm" svg:height="1.296cm" draw:transform="skewX (-0.00610865238198016) rotate (-0.00628318530718033) translate (14.177cm 7.778cm)">
          <text:p text:style-name="P3"><text:span text:style-name="T1">process_assetion</text:span></text:p>
          <text:p text:style-name="P3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12.279cm" svg:y1="6.938cm" svg:x2="14.177cm" svg:y2="8.426cm" draw:start-shape="id82" draw:start-glue-point="1" draw:end-shape="id79" draw:end-glue-point="3" svg:d="M12279 6938l1898 1488" svg:viewBox="0 0 1899 1489">
          <text:p/>
        </draw:connector>
        <draw:custom-shape draw:style-name="gr3" draw:text-style-name="P4" xml:id="id82" draw:id="id82" draw:layer="layout" svg:width="3.968cm" svg:height="0.803cm" draw:transform="skewX (-0.00628318530717958) rotate (-0.00628318530718033) translate (8.311cm 6.512cm)">
          <text:p text:style-name="P3"><text:span text:style-name="T1">EQ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83" draw:id="id83" draw:layer="layout" svg:width="3.968cm" svg:height="0.803cm" draw:transform="skewX (-0.00628318530717958) rotate (-0.00628318530718033) translate (7.994cm 7.714cm)">
          <text:p text:style-name="P3"><text:span text:style-name="T1">IsNu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84" draw:id="id84" draw:layer="layout" svg:width="3.968cm" svg:height="0.803cm" draw:transform="skewX (-0.00628318530717958) rotate (-0.00628318530718033) translate (7.669cm 8.927cm)">
          <text:p text:style-name="P3"><text:span text:style-name="T1">EQQuery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xml:id="id85" draw:id="id85" draw:layer="layout" svg:width="3.492cm" svg:height="0.793cm" svg:x="8.143cm" svg:y="10.658cm">
          <text:p text:style-name="P3"><text:span text:style-name="T2">g_testcase variable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15.922cm" svg:y1="9.085cm" svg:x2="11.635cm" svg:y2="11.054cm" draw:start-shape="id79" draw:start-glue-point="2" draw:end-shape="id85" draw:end-glue-point="1" svg:d="M15922 9085l-4287 1969" svg:viewBox="0 0 4288 1970">
          <text:p/>
        </draw:connector>
        <draw:connector draw:style-name="gr5" draw:text-style-name="P6" draw:layer="layout" draw:type="line" svg:x1="3.781cm" svg:y1="5.065cm" svg:x2="8.143cm" svg:y2="11.054cm" draw:start-shape="id81" draw:start-glue-point="2" draw:end-shape="id85" svg:d="M3781 5065l4362 5989" svg:viewBox="0 0 4363 5990">
          <text:p/>
        </draw:connector>
        <draw:connector draw:style-name="gr5" draw:text-style-name="P6" draw:layer="layout" draw:type="line" svg:x1="15.922cm" svg:y1="9.085cm" svg:x2="4.254cm" svg:y2="20.059cm" draw:start-shape="id79" draw:start-glue-point="2" draw:end-shape="id80" draw:end-glue-point="0" svg:d="M15922 9085l-11668 10974" svg:viewBox="0 0 11669 10975">
          <text:p/>
        </draw:connector>
        <draw:connector draw:style-name="gr5" draw:text-style-name="P6" draw:layer="layout" draw:type="line" svg:x1="13.223cm" svg:y1="15.46cm" svg:x2="9.889cm" svg:y2="11.451cm" draw:start-shape="id76" draw:start-glue-point="0" draw:end-shape="id85" draw:end-glue-point="2" svg:d="M13223 15460l-3334-4009" svg:viewBox="0 0 3335 4010">
          <text:p/>
        </draw:connector>
        <draw:custom-shape draw:style-name="gr42" draw:text-style-name="P2" draw:layer="layout" svg:width="5.505cm" svg:height="2.614cm" svg:x="10.048cm" svg:y="2.27cm">
          <text:p text:style-name="P3"><text:span text:style-name="T1">Core Data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86" draw:id="id86" draw:layer="layout" svg:width="4.762cm" svg:height="0.793cm" svg:x="10.474cm" svg:y="3.614cm">
          <text:p text:style-name="P3"><text:span text:style-name="T2">g_run_rec structure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15.922cm" svg:y1="7.789cm" svg:x2="12.855cm" svg:y2="4.407cm" draw:start-shape="id79" draw:start-glue-point="0" draw:end-shape="id86" draw:end-glue-point="2" svg:d="M15922 7789l-3067-3382" svg:viewBox="0 0 3068 3383">
          <text:p/>
        </draw:connector>
        <draw:custom-shape draw:style-name="gr10" draw:text-style-name="P5" xml:id="id78" draw:id="id78" draw:layer="layout" svg:width="3.493cm" svg:height="0.793cm" svg:x="15.922cm" svg:y="10.261cm">
          <text:p text:style-name="P3"><text:span text:style-name="T2">g_rec structure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xml:id="id88" draw:id="id88" draw:layer="layout" svg:width="3.493cm" svg:height="0.793cm" svg:x="9.572cm" svg:y="20.209cm">
          <text:p text:style-name="P3"><text:span text:style-name="T2">g_run_aa array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xml:id="id87" draw:id="id87" draw:layer="layout" svg:width="2.54cm" svg:height="0.803cm" draw:transform="skewX (-0.00628318530717958) rotate (-0.00628318530718033) translate (4.809cm 22.246cm)">
          <draw:glue-point draw:id="4" svg:x="-2.2cm" svg:y="-5cm"/>
          <text:p text:style-name="P3"><text:span text:style-name="T1">Init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6.079cm" svg:y1="22.254cm" svg:x2="9.572cm" svg:y2="20.605cm" draw:start-shape="id87" draw:start-glue-point="0" draw:end-shape="id88" svg:d="M6079 22254l3493-1649" svg:viewBox="0 0 3494 1650">
          <text:p/>
        </draw:connector>
        <draw:custom-shape draw:style-name="gr14" draw:text-style-name="P13" xml:id="id89" draw:id="id89" draw:layer="layout" svg:width="4.445cm" svg:height="1.27cm" svg:x="7.984cm" svg:y="23.568cm">
          <text:p text:style-name="P3"><text:span text:style-name="T4">HOOK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line" svg:x1="6.079cm" svg:y1="23.057cm" svg:x2="8.635cm" svg:y2="23.754cm" draw:start-shape="id87" draw:start-glue-point="2" draw:end-shape="id89" draw:end-glue-point="5" svg:d="M6079 23057l2556 697" svg:viewBox="0 0 2557 698">
          <text:p/>
        </draw:connector>
        <draw:custom-shape draw:style-name="gr15" draw:text-style-name="P4" xml:id="id80" draw:id="id80" draw:layer="layout" svg:width="3.016cm" svg:height="1.133cm" draw:transform="skewX (-0.00610865238198016) rotate (-0.00628318530718033) translate (2.746cm 20.05cm)">
          <draw:glue-point draw:id="4" svg:x="-2.2cm" svg:y="-5cm"/>
          <text:p text:style-name="P3"><text:span text:style-name="T1">adhoc_report</text:span></text:p>
          <text:p text:style-name="P3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5.761cm" svg:y1="20.635cm" svg:x2="9.572cm" svg:y2="20.605cm" draw:start-shape="id80" draw:end-shape="id88" draw:end-glue-point="3" svg:d="M5761 20635l3811-30" svg:viewBox="0 0 3812 31">
          <text:p/>
        </draw:connector>
        <draw:custom-shape draw:style-name="gr16" draw:text-style-name="P5" xml:id="id90" draw:id="id90" draw:layer="layout" svg:width="6.032cm" svg:height="0.793cm" svg:x="9.572cm" svg:y="21.716cm">
          <text:p text:style-name="P3"><text:span text:style-name="T2">adhoc_reportl_active variable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7.349cm" svg:y1="22.663cm" svg:x2="9.572cm" svg:y2="22.112cm" draw:start-shape="id87" draw:start-glue-point="1" draw:end-shape="id90" draw:end-glue-point="3" svg:d="M7349 22663l2223-551" svg:viewBox="0 0 2224 552">
          <text:p/>
        </draw:connector>
        <draw:connector draw:style-name="gr5" draw:text-style-name="P6" draw:layer="layout" draw:type="line" svg:x1="5.761cm" svg:y1="20.635cm" svg:x2="9.572cm" svg:y2="22.112cm" draw:start-shape="id80" draw:start-glue-point="1" draw:end-shape="id90" draw:end-glue-point="3" svg:d="M5761 20635l3811 1477" svg:viewBox="0 0 3812 147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Empty" xlink:href="Pictures/1000000000000008000000084D60FB4967481DFF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66cc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Empty" draw:fill-image-width="0.282cm" draw:fill-image-height="0.282cm" style:repeat="repeat" draw:fill-image-ref-point-x="0%" draw:fill-image-ref-point-y="0%" draw:fill-image-ref-point="center" draw:tile-repeat-offset="0% vertical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svg:stroke-color="#3465a4" draw:fill="none" draw:fill-color="#ffffff" draw:textarea-horizontal-align="center" draw:textarea-vertical-align="middle" draw:auto-grow-height="false" draw:auto-grow-width="false" fo:min-height="1.062cm" fo:min-width="9.184cm"/>
    </style:style>
    <style:style style:name="Mgr2" style:family="graphic" style:parent-style-name="standard">
      <style:graphic-properties draw:stroke="none" svg:stroke-color="#000000" draw:fill="none" draw:fill-color="#ffffff" fo:min-height="0.712cm"/>
    </style:style>
    <style:style style:name="MP1" style:family="paragraph">
      <style:paragraph-properties fo:text-align="center">
        <style:tab-stops/>
      </style:paragraph-properties>
    </style:style>
    <style:style style:name="MP2" style:family="paragraph">
      <loext:graphic-properties draw:fill="none" draw:fill-color="#ffffff"/>
      <style:paragraph-properties fo:text-align="center">
        <style:tab-stops/>
      </style:paragraph-properties>
      <style:text-properties fo:font-size="12pt"/>
    </style:style>
    <style:style style:name="MP3" style:family="paragraph">
      <style:paragraph-properties fo:text-align="center" style:writing-mode="lr-tb"/>
    </style:style>
    <style:style style:name="MP4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style:font-name="Arial" fo:font-size="12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2" draw:layer="backgroundobjects" svg:width="7.62cm" svg:height="0.635cm" svg:x="12.43cm" svg:y="25.765cm">
        <draw:text-box>
          <text:p text:style-name="MP1"><text:span text:style-name="MT1"><text:date style:data-style-name="D1" text:date-value="2018-12-26">12/26/18</text:date></text:span><text:span text:style-name="MT1"><text:s text:c="4"/>Page </text:span><text:span text:style-name="MT1"><text:page-number>&lt;number&gt;</text:page-number></text:span><text:span text:style-name="MT1"><text:s/>of </text:span><text:span text:style-name="MT1"><text:page-count>&lt;count&gt;</text:page-count></text:span></text:p>
        </draw:text-box>
      </draw:frame>
      <draw:frame draw:style-name="Mgr2" draw:text-style-name="MP4" draw:layer="backgroundobjects" svg:width="7.62cm" svg:height="0.962cm" svg:x="1.635cm" svg:y="1.635cm">
        <draw:text-box>
          <text:p text:style-name="MP3">WtPLSQL Call Tree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3T15:38:11.589000000</meta:creation-date>
    <meta:editing-cycles>175</meta:editing-cycles>
    <meta:editing-duration>P2DT8H43M49S</meta:editing-duration>
    <dc:date>2018-12-26T05:50:24.449000000</dc:date>
    <meta:generator>LibreOffice/6.0.7.3$Windows_X86_64 LibreOffice_project/dc89aa7a9eabfd848af146d5086077aeed2ae4a5</meta:generator>
    <meta:document-statistic meta:object-count="226"/>
  </office:meta>
</office:document-meta>
</file>